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38.75mm"/>
    </style:style>
    <style:style style:name="co3" style:family="table-column">
      <style:table-column-properties fo:break-before="auto" style:column-width="158.27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84.56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6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6.23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12.2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8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4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2:Foglio1.D1048474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6" table:default-cell-style-name="ce3"/>
        <table:table-column table:style-name="co7" table:default-cell-style-name="ce3"/>
        <table:table-column table:style-name="co9" table:number-columns-repeated="1016" table:default-cell-style-name="ce3"/>
        <table:table-column table:style-name="co9" table:number-columns-repeated="2" table:default-cell-style-name="Default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/>
          <table:table-cell table:style-name="ce1" office:value-type="string" calcext:value-type="string">
            <text:p>TIPO</text:p>
          </table:table-cell>
          <table:table-cell table:style-name="ce9" office:value-type="string" calcext:value-type="string">
            <text:p>NUMERO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6"/>
          <table:table-cell table:style-name="ce17" table:number-columns-repeated="242"/>
          <table:table-cell table:style-name="ce18" table:number-columns-repeated="769"/>
          <table:table-cell table:style-name="ce19" table:number-columns-repeated="2"/>
        </table:table-row>
        <table:table-row table:style-name="ro3">
          <table:table-cell table:style-name="ce2" office:value-type="string" calcext:value-type="string">
            <text:p>ABISATI ALBERT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76452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BM SISTEMI (COMPUTE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177</text:p>
          </table:table-cell>
          <table:table-cell table:style-name="ce2" office:value-type="string" calcext:value-type="string">
            <text:p>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DRIA FRUT</text:p>
          </table:table-cell>
          <table:table-cell table:style-name="ce2" office:value-type="string" calcext:value-type="string">
            <text:p>MERCAT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ANDI MASSIMO</text:p>
          </table:table-cell>
          <table:table-cell table:style-name="ce2" office:value-type="string" calcext:value-type="string">
            <text:p>CETRIOLI ZUCCHINE FAGIOLINI ETC..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8298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BANCA DATI (X VARIAZI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-39894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DOTT.CONT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7773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ROM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-3989423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IMMOBILIARE GRIMALDI (ISOLA D/SCALA)</text:p>
          </table:table-cell>
          <table:table-cell table:style-name="ce2" office:value-type="string" calcext:value-type="string">
            <text:p>LORENZO PADOVANI (PER CASA FOGGI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8069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55353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1-518773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55076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RIMONDO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35331</text:p>
          </table:table-cell>
          <table:table-cell table:style-name="ce2" table:number-columns-repeated="2"/>
          <table:table-cell table:style-name="ce16" table:number-columns-repeated="5"/>
          <table:table-cell table:style-name="ce2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MONDO</text:p>
          </table:table-cell>
          <table:table-cell table:style-name="ce2" office:value-type="string" calcext:value-type="string">
            <text:p>S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0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RIMPORT (BG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95833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MPORT (BG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838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VERDE (RICAMBI TRATTORI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26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BERTO CANOVA (EX UNIFACTOR ORA GENERALI V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1190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D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9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LFANO GERARDO</text:p>
          </table:table-cell>
          <table:table-cell table:style-name="ce2" office:value-type="string" calcext:value-type="string">
            <text:p>SALERNO X FINOCCH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767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FANO GERARDO</text:p>
          </table:table-cell>
          <table:table-cell table:style-name="ce2" office:value-type="string" calcext:value-type="string">
            <text:p>UFF.BARBARA O DOMENI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014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FONSO PEPE (NAPOL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166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ITRANSPORT</text:p>
          </table:table-cell>
          <table:table-cell table:style-name="ce2" office:value-type="string" calcext:value-type="string">
            <text:p>AG.TRASP.ARCHIMED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5-5777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MOHAMED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1236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533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1-34938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MOHAMEDA 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49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48-32003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289810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3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3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MBROSI NERIN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8530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OSI N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1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333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7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933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735-725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24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EI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E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27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IOLO GINO</text:p>
          </table:table-cell>
          <table:table-cell table:style-name="ce2" office:value-type="string" calcext:value-type="string">
            <text:p>PER CETRIO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640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GELUCCI SANDRO (natura crea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267693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ELUCCI SANDRO (natura cre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96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AU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863823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AU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5159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02950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GIANLUCA (LO Z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08501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74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NAPAO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7799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TOLINI TRASPORTI E SPEDIZIONI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7014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TONACCI VINCENZO (APRICE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4860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BIZANI MAUR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214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BIZANI MAU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222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79029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931-72227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1-72237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32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384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303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TT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25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PAV</text:p>
          </table:table-cell>
          <table:table-cell table:style-name="ce2" office:value-type="string" calcext:value-type="string">
            <text:p>SIG.PEGORARO (PER ANALISI TERRE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46365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TEC PROGETTI</text:p>
          </table:table-cell>
          <table:table-cell table:style-name="ce2" office:value-type="string" calcext:value-type="string">
            <text:p>GARIS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704656</text:p>
          </table:table-cell>
          <table:table-cell table:style-name="ce2" office:value-type="string" calcext:value-type="string">
            <text:p>STUDI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TEC PROGET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120</text:p>
          </table:table-cell>
          <table:table-cell table:style-name="ce2" office:value-type="string" calcext:value-type="string">
            <text:p>STUDIO</text:p>
          </table:table-cell>
          <table:table-cell table:style-name="ce2" office:value-type="string" calcext:value-type="string">
            <text:p>AUTO</text:p>
          </table:table-cell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ASCIONE SRL</text:p>
          </table:table-cell>
          <table:table-cell table:style-name="ce2" office:value-type="string" calcext:value-type="string">
            <text:p>POSTEGGIO MILANO –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5501760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CIONE SRL</text:p>
          </table:table-cell>
          <table:table-cell table:style-name="ce2" office:value-type="string" calcext:value-type="string">
            <text:p>POSTEGGIO 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99013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PARAGO D'ORO (COOP.ARCORE)</text:p>
          </table:table-cell>
          <table:table-cell table:style-name="ce2" office:value-type="string" calcext:value-type="string">
            <text:p>PIERO (PER RADICCHIO VERON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355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COM</text:p>
          </table:table-cell>
          <table:table-cell table:style-name="ce2" office:value-type="string" calcext:value-type="string">
            <text:p>NUOVO AGENTE MAGRINI MAUR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9615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COM</text:p>
          </table:table-cell>
          <table:table-cell table:style-name="ce2" office:value-type="string" calcext:value-type="string">
            <text:p>NUOVO AGENTE MAGRINI MAU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96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 office:value-type="string" calcext:value-type="string">
            <text:p>CELLULARE REPERIBILE SIG.RIGOL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54315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01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1611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33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O INFORMATICA (ALFONSO TECNICO PC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2045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O INFORMATICA (ALFON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5129</text:p>
          </table:table-cell>
          <table:table-cell table:style-name="ce2" office:value-type="string" calcext:value-type="string">
            <text:p>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234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33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234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3-5655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657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I (NOG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RORA COOP.MELONI PACHINO</text:p>
          </table:table-cell>
          <table:table-cell table:style-name="ce2" office:value-type="string" calcext:value-type="string">
            <text:p>CI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8843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RORA COOP.MELONI PACH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1-5943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BOVOLON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2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CENTER</text:p>
          </table:table-cell>
          <table:table-cell table:style-name="ce2" office:value-type="string" calcext:value-type="string">
            <text:p>RENATO BELL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53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CENTE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5881 / 2 / 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 ARMATRUDO DOMENICO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399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 ARMATRUDO DOMENICO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399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.AUTUORI GROUP S.R.L.</text:p>
          </table:table-cell>
          <table:table-cell table:style-name="ce2" office:value-type="string" calcext:value-type="string">
            <text:p>SALERNO (TIT. GENNARO AUTUOR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9-3846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.AUTUORI GROUP S.R.L.</text:p>
          </table:table-cell>
          <table:table-cell table:style-name="ce2" office:value-type="string" calcext:value-type="string">
            <text:p>SALERNO (TIT. GENNARO AUTUOR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3845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GIANELLI (BARI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125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47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0017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213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984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984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REANI D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818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CARABELLO ANDRIA</text:p>
          </table:table-cell>
          <table:table-cell table:style-name="ce2" office:value-type="string" calcext:value-type="string">
            <text:p>(PER FARETR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665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ERENA E STIRPE</text:p>
          </table:table-cell>
          <table:table-cell table:style-name="ce2" office:value-type="string" calcext:value-type="string">
            <text:p>SIG.MONAC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829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ERENA E STIRPE</text:p>
          </table:table-cell>
          <table:table-cell table:style-name="ce2" office:value-type="string" calcext:value-type="string">
            <text:p>AVEZZ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23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I.FO.</text:p>
          </table:table-cell>
          <table:table-cell table:style-name="ce2" office:value-type="string" calcext:value-type="string">
            <text:p>ADRIA (BA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3-543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I.FO.</text:p>
          </table:table-cell>
          <table:table-cell table:style-name="ce2" office:value-type="string" calcext:value-type="string">
            <text:p>ADRIA (B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43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ORGE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3846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ZETA DI ZANDA</text:p>
          </table:table-cell>
          <table:table-cell table:style-name="ce2" office:value-type="string" calcext:value-type="string">
            <text:p>CENTRO REVIS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8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ESANI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53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MICHELE CAMP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47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SANSEG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7090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04003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04003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SEGRETER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egreteria.civile@lpn3.it" xlink:type="simple">segreteria.civile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FRANCESCO SANSEGOL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sansegolo@lpn3.it" xlink:type="simple">avv.sansegolo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ELENA PUSCEDDU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pusceddu@lpn3.it" xlink:type="simple">avv.pusceddu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GIOVANNA BIANCH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bianchi@lpn3.it" xlink:type="simple">avv.bianchi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SANDRIN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005223</text:p>
          </table:table-cell>
          <table:table-cell table:style-name="ce2" office:value-type="string" calcext:value-type="string">
            <text:p>AVVOCA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SANDRI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91047</text:p>
          </table:table-cell>
          <table:table-cell table:style-name="ce2" office:value-type="string" calcext:value-type="string">
            <text:p>AVVOCA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8821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92731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 office:value-type="string" calcext:value-type="string">
            <text:p>STUDIO ISO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 office:value-type="string" calcext:value-type="string">
            <text:p>UFICI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31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XA (ISOLA D. SCALA)</text:p>
          </table:table-cell>
          <table:table-cell table:style-name="ce2" office:value-type="string" calcext:value-type="string">
            <text:p>PER FIDEJUSSIONI JESSIC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6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XA (ISOLA D. SCALA)</text:p>
          </table:table-cell>
          <table:table-cell table:style-name="ce2" office:value-type="string" calcext:value-type="string">
            <text:p>PER FIDEJUSSIONI JESSI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LD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4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117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9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1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ALESSANDRO AMBROSO (CAPOARE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77339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DIRETTORE: EDOARDO DELL'O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106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22275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32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99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emanuele.simeoni@popvi.it" xlink:type="simple">emanuele.simeoni@popvi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0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</text:p>
          </table:table-cell>
          <table:table-cell table:style-name="ce2" office:value-type="string" calcext:value-type="string">
            <text:p>DIRETTORE MARCO MALGHER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9825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FERRARINI FA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085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BOVOLONE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15-24331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BOVOL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2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LEGNAG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01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5-7383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40-844212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ANCALI USATI</text:p>
          </table:table-cell>
          <table:table-cell table:style-name="ce2" office:value-type="string" calcext:value-type="string">
            <text:p>SOLO PALLET – BERGA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88042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488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0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Default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1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 office:value-type="string" calcext:value-type="string">
            <text:p>RAPPRESENTANTE COMMERCI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60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5108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108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ILI PR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68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ILI PRI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58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SO (ANTONIO) (SEMINA RADICCH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5869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700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CELLULARE MOGLIE LAU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701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FIGLIO 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2678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2248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SERRA –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4166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ZZA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ZZAN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978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7099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VENDITORE OSCAR NAZZ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89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6030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MAGDA PER PAGAMENTI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6028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(AUTOCENTE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5881</text:p>
          </table:table-cell>
          <table:table-cell table:style-name="ce2" office:value-type="string" calcext:value-type="string">
            <text:p>MANUTENZIONI RIPARAZIONI AUTOVETTU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MASSIMO</text:p>
          </table:table-cell>
          <table:table-cell table:style-name="ce2" office:value-type="string" calcext:value-type="string">
            <text:p>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24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MASS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7659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ORTO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342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TTI LEILA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27648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TTI LEI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172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ZZI</text:p>
          </table:table-cell>
          <table:table-cell table:style-name="ce2" office:value-type="string" calcext:value-type="string">
            <text:p>NIPOTE 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765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ZZ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3-719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2561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2162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7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1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FATTI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4597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ENINCASA ENRI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2960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GAMI (NASTRO LAVORAZIO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631792</text:p>
          </table:table-cell>
          <table:table-cell table:style-name="ce2" office:value-type="string" calcext:value-type="string">
            <text:p>MANUTENZIONI RIPARAZIONI NASTRI TRASPORT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RGAMI (NASTRO LAVORAZIO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633708</text:p>
          </table:table-cell>
          <table:table-cell table:style-name="ce2" office:value-type="string" calcext:value-type="string">
            <text:p>MANUTENZIONI RIPARAZIONI NASTRI TRASPORT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RSANI LUCA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7863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SANI MARCO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6541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TO GIULIO</text:p>
          </table:table-cell>
          <table:table-cell table:style-name="ce2" office:value-type="string" calcext:value-type="string">
            <text:p>(DATO SETTEMBRE 2012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3488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ALFON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088542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9529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UID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80620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UI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43234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815934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88458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104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ARMANDO S.R.L. (V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699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ARMANDO S.R.L. (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ELVI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9419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ANCOFIORE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42849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 office:value-type="string" calcext:value-type="string">
            <text:p>RAPP.TE LUCA RAU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67031 (1)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5270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b@coopbilanciai.it" xlink:type="simple">cb@coopbilanciai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 office:value-type="string" calcext:value-type="string">
            <text:p>DIRETTO (ULTIMO VALID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893612</text:p>
          </table:table-cell>
          <table:table-cell table:style-name="ce2" office:value-type="string" calcext:value-type="string">
            <text:p>MANUTENZIONI RIPARAZIONI PES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GIACO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52632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LUCI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664829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43034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53812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63-72790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GIACOM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373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LUCI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297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ROBER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08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2128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HIMICA SIRACU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991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9-46481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FIGLIO EMANU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28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SUO COMMERCIALIS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8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SUO COMMERCIALIS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0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 office:value-type="string" calcext:value-type="string">
            <text:p>AUTISTA 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50006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844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0016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LOR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1339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MIRK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7143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TARCIS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2893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XIO CLAUDIO</text:p>
          </table:table-cell>
          <table:table-cell table:style-name="ce2" office:value-type="string" calcext:value-type="string">
            <text:p>PER CONFEZIONI NATALIZI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140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UTISTA CAMIKA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56123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UTISTA 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151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BARCAR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0583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TTIA (FIGLIO BAGGI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446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TITOLARE CARLO CHIAMARE PER VIAG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1116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61-9661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6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602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 CHIAMRE PER VIAGG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503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ARIN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1173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596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1-55431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caenazzo.bocca@yahoo.it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DIN GIUSEPPE</text:p>
          </table:table-cell>
          <table:table-cell table:style-name="ce2" office:value-type="string" calcext:value-type="string">
            <text:p>LUI ACQUISTA MOTORI CELLE USA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9452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LLA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02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LLA FERDINAN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120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ATO GIANNINA</text:p>
          </table:table-cell>
          <table:table-cell table:style-name="ce2" office:value-type="string" calcext:value-type="string">
            <text:p>GIANNINA (M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8176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ATO GIANNINA</text:p>
          </table:table-cell>
          <table:table-cell table:style-name="ce2" office:value-type="string" calcext:value-type="string">
            <text:p>NICOLA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4382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FANTE MAR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515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FANTE MAR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ARDI FRANCES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02316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ONIARDI FRANCESCO</text:p>
          </table:table-cell>
          <table:table-cell table:style-name="ce2" office:value-type="string" calcext:value-type="string">
            <text:p>SECONDO NUMERO (DATO IL 23/12/14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58000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GIAMBATTISTA</text:p>
          </table:table-cell>
          <table:table-cell table:style-name="ce2" office:value-type="string" calcext:value-type="string">
            <text:p>GIAMBAT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5184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GIAMBATTIST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4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3" office:value-type="string" calcext:value-type="string">
            <text:p>340-8597116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ONINSEGNA MARIO</text:p>
          </table:table-cell>
          <table:table-cell table:style-name="ce2" office:value-type="string" calcext:value-type="string">
            <text:p>ERM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5868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MAR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2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BRU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G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OSVAL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4369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OSVAL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IN (SPAZZATRICE 6400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65505</text:p>
          </table:table-cell>
          <table:table-cell table:style-name="ce2" office:value-type="string" calcext:value-type="string">
            <text:p>MANUTENZIONI RIPARAZIONI SPAZZATRIC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OSCOLO RO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1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TTONI (SCOPE BLU USO ALIMENT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7021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 FRUTTA – VERONA</text:p>
          </table:table-cell>
          <table:table-cell table:style-name="ce2" office:value-type="string" calcext:value-type="string">
            <text:p>PAOLO PER ORD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7620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 FRUTTA – VE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26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GANTINI (VR)</text:p>
          </table:table-cell>
          <table:table-cell table:style-name="ce2" office:value-type="string" calcext:value-type="string">
            <text:p>PER CELLE FRIGORIFE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25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 FAB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006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 FAB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7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ONE PRODUTTORE</text:p>
          </table:table-cell>
          <table:table-cell table:style-name="ce2" office:value-type="string" calcext:value-type="string">
            <text:p>INS. RAD. PDZ LUGLIO -&gt; OTTOB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96865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REVIGLIERI (MACCHINE AGRICOL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13061</text:p>
          </table:table-cell>
          <table:table-cell table:style-name="ce2" office:value-type="string" calcext:value-type="string">
            <text:p>MANUTENZIONI RIPARAZIONI TRAT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REVIGLIERI (MACCHINE AGRIC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7401</text:p>
          </table:table-cell>
          <table:table-cell table:style-name="ce2" office:value-type="string" calcext:value-type="string">
            <text:p>MANUTENZIONI RIPARAZIONI TRAT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RIGATI (AZ.AGR.LE VERDURE)</text:p>
          </table:table-cell>
          <table:table-cell table:style-name="ce2" office:value-type="string" calcext:value-type="string">
            <text:p>GIORGIO – FIG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4-77170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OGATTO (WITT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0755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M DEBOR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465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ARMAN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ORN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73303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2391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ANFRAN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8690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MM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562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O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83062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63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MARIS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02895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MARI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8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TIZIA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45904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RUNELLI AGENZIA PRATICHE AUTOVEIC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</text:p>
          </table:table-cell>
          <table:table-cell table:style-name="ce2" office:value-type="string" calcext:value-type="string">
            <text:p>FIGLIO CI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7470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 office:value-type="string" calcext:value-type="string">
            <text:p>PADRE E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384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490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brunoelio.com" xlink:type="simple">info@brunoelio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1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LGARON GIAN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6940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LGARON GIANCARL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620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AUTISTA 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723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LEONAR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3552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508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7644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CI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750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RAFFA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8920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6752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TO SRL</text:p>
          </table:table-cell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432642</text:p>
          </table:table-cell>
          <table:table-cell table:style-name="ce2" office:value-type="string" calcext:value-type="string">
            <text:p>POSTEGGIO BERGA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USATO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90</text:p>
          </table:table-cell>
          <table:table-cell table:style-name="ce2" office:value-type="string" calcext:value-type="string">
            <text:p>POSTEGGIO BERGA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67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BROND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5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CONCH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58452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OR.MA SOC. COOP. A R.L.</text:p>
          </table:table-cell>
          <table:table-cell table:style-name="ce2" office:value-type="string" calcext:value-type="string">
            <text:p>CELLE FRIGO x DEPOSI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7573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UFFICIO: FRANCES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1-7574415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(ORTICOLA MARCHIGIAN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67652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SOCIO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04837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91945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STUDIO MACERATINI UFFICIO <text:span text:style-name="T1">PER PAGAMENTI</text:span>: MARA (2015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1-98205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GNETTI (PER PEDANE LEG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32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6226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style-name="ce2" office:value-type="string" calcext:value-type="string">
            <text:p>FAX PER RINNOVO ATP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42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style-name="ce2" office:value-type="string" calcext:value-type="string">
            <text:p>DIRETTO OFFIC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42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DARELLA VINCENZO (FOGGIA)</text:p>
          </table:table-cell>
          <table:table-cell table:style-name="ce2" office:value-type="string" calcext:value-type="string">
            <text:p>SILV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25064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LDARELLA VINCENZO (FOGGIA)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1564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LIARI (SALIZZ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9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 office:value-type="string" calcext:value-type="string">
            <text:p>VENDITORE SIG.PERON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543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19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TITOLARE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59537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PER CARTA POLITENATA O CELOFA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19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SOLEFRUTTA – KAT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47016 (1)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BISE TRASAC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93680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MPAGNARO GIOVANNI (MEST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9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PAGNARO GIOVANNI (MEST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9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T</text:p>
          </table:table-cell>
          <table:table-cell table:style-name="ce2" office:value-type="string" calcext:value-type="string">
            <text:p>MERCATO BOLOGN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1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T</text:p>
          </table:table-cell>
          <table:table-cell table:style-name="ce2" office:value-type="string" calcext:value-type="string">
            <text:p>MERCATO BOLOG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1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FRANCESCO</text:p>
          </table:table-cell>
          <table:table-cell table:style-name="ce2" office:value-type="string" calcext:value-type="string">
            <text:p>NEGOZIO ORTOF. ISOLA DELLA SCA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31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FRANCESCO</text:p>
          </table:table-cell>
          <table:table-cell table:style-name="ce2" office:value-type="string" calcext:value-type="string">
            <text:p>NEGOZIO ORTOF. 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GERM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6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ASSO (CABRINO 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73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3614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0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3274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71988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2713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21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643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3402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70-2822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0-282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UCCI LAURO (AZ.AGR.)</text:p>
          </table:table-cell>
          <table:table-cell table:style-name="ce2" office:value-type="string" calcext:value-type="string">
            <text:p>INSALATA MARCH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2757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GIORGIO (VILLAFRANC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6285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SALIZZO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8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MELA NAPOL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561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ROZZIERE QUAGLIATO BENI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34712</text:p>
          </table:table-cell>
          <table:table-cell table:style-name="ce2" office:value-type="string" calcext:value-type="string">
            <text:p>MANUTENZIONI RIPARAZIONI CARROZZI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 office:value-type="string" calcext:value-type="string">
            <text:p>SILVESTRIN SA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8708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2-690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6907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268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2027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5186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ROTTI F.LLI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268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ROTTI F.LL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CONE</text:p>
          </table:table-cell>
          <table:table-cell table:style-name="ce2" office:value-type="string" calcext:value-type="string">
            <text:p>RAGUSA – SICIL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92073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73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840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122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tefano.bertani@crveneto.it" xlink:type="simple">stefano.bertani@crvenet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SIGNORA GIRARD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73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 (FIL ISOL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 (FIL 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088</text:p>
          </table:table-cell>
          <table:table-cell table:style-name="ce2" office:value-type="string" calcext:value-type="string">
            <text:p>BAN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A SALVATOR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2326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A SALVATOR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4442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ONI GIANFRANCO (COMPUTEK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992355</text:p>
          </table:table-cell>
          <table:table-cell table:style-name="ce2" office:value-type="string" calcext:value-type="string">
            <text:p>ASSISTENZA 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ONI GIANFRANCO (COMPUTEK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2322</text:p>
          </table:table-cell>
          <table:table-cell table:style-name="ce2" office:value-type="string" calcext:value-type="string">
            <text:p>ASSISTENZA 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TAL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75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TALI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6592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UCCHILI STEFANO</text:p>
          </table:table-cell>
          <table:table-cell table:style-name="ce2" office:value-type="string" calcext:value-type="string">
            <text:p>PRODUTTORE VILLA FONT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300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ACQ FEDERICO CHIAV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0099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4230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ACQ ROMEO LORE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8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ORDINI FT NC FEDERICO CHIAVEL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9070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4156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LOGISTICA MORENO ZIM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0705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ORDINI FT NC FEDERICO CHIAV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0705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4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3" office:value-type="string" calcext:value-type="string">
            <text:p>331-344709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ENTRO DEL PNEUMATICO COLTRO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0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 DEL PNEUMATICO COLTRO</text:p>
          </table:table-cell>
          <table:table-cell table:style-name="ce2" office:value-type="string" calcext:value-type="string">
            <text:p>NOG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UFFIC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850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UFFIC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8514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62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802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 office:value-type="string" calcext:value-type="string">
            <text:p>DIRETTORE FIORENZO LUCCH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606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 office:value-type="string" calcext:value-type="string">
            <text:p>DIRETTORE FIORENZO LUCCHI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802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290511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MASSIMO DE CARLI 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290510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924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926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ECCH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2997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 office:value-type="string" calcext:value-type="string">
            <text:p>DOTTOR NIC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111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3-7150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3-7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 office:value-type="string" calcext:value-type="string">
            <text:p>GERRY RAGIONIE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56726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1986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41025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863-401087</text:p>
          </table:table-cell>
          <table:table-cell table:style-name="ce2" office:value-type="string" calcext:value-type="string">
            <text:p>PRODOTTI AVEZZAN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IEREGATO PIER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4270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EREGATO PI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67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ODIN ERMAN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00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ODIN ERMAN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17220741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9-778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767069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AVARELLA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2487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CONE ARMANDO (MEDIATORE FOND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244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CONE ARMANDO (MEDIATORE FOND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1-5039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style-name="ce2" office:value-type="string" calcext:value-type="string">
            <text:p>FABRIZIO GOV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39839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22-976837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2-976761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6057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9602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4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RELLI MICHELE (ZUCCHE) BORGOFORTE (MN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84220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T CENTRO IMBALLAGGIO TECNIC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636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A</text:p>
          </table:table-cell>
          <table:table-cell table:style-name="ce2" office:value-type="string" calcext:value-type="string">
            <text:p>GUGLIELMO BAG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35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165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ESSIDRA RISTORA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7370170</text:p>
          </table:table-cell>
          <table:table-cell table:style-name="ce2" office:value-type="string" calcext:value-type="string">
            <text:p>RISTORANT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 office:value-type="string" calcext:value-type="string">
            <text:p>RIG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998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 office:value-type="string" calcext:value-type="string">
            <text:p>SEVER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4894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830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DANILO E GRA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366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6584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966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GEM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5543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GEM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5434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54636-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8591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650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195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63-803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02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INATO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41236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PARINI RICCAR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9653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PARINI RICCAR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451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 office:value-type="string" calcext:value-type="string">
            <text:p>VICENZ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4555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4-58235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4-58235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005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170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 office:value-type="string" calcext:value-type="string">
            <text:p>GIAMPAOLO AVANZ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088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833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ORZIO PICCOLI FRUTTI</text:p>
          </table:table-cell>
          <table:table-cell table:style-name="ce2" office:value-type="string" calcext:value-type="string">
            <text:p>MAGAZZINIERE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3717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TINI MILANO</text:p>
          </table:table-cell>
          <table:table-cell table:style-name="ce2" office:value-type="string" calcext:value-type="string">
            <text:p>LUCA AMBROSET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1847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NTINI MIL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19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OP. CANCA (AVEZZANO)</text:p>
          </table:table-cell>
          <table:table-cell table:style-name="ce2" office:value-type="string" calcext:value-type="string">
            <text:p>SALVATO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8-717025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 CANCA (AVEZZANO)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8-717022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ROBERTO PER BANCALI EU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201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SERGIO (MASSALONG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078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01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IL MELONE (ERBE' BISS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0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LUSCIANESE (PER MELONI)</text:p>
          </table:table-cell>
          <table:table-cell table:style-name="ce2" office:value-type="string" calcext:value-type="string">
            <text:p>GIOVANNI GRIMAL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12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LUSCIANESE (PER MEL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50366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ORTICOLA DI CONTRADA BAGNI SRL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17420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OP.FACCHINI (VERONA)</text:p>
          </table:table-cell>
          <table:table-cell table:style-name="ce2" office:value-type="string" calcext:value-type="string">
            <text:p>PIATTAFORMA LOGISTICA –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531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3507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19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0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TESINI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4189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OLGA (CONTABILITA'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TESINI ANTON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6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ELIS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78257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TITOLARE: ULDE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709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ABITAZION ELI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-4580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68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914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 office:value-type="string" calcext:value-type="string">
            <text:p>ULTIMO 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57803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81066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89025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82-55414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306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SI TRASPORTI (TRASP.ESTERO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173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604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3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O WALTER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O WALTER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 office:value-type="string" calcext:value-type="string">
            <text:p>MASSIMO MARIOTTO (FIGLIO) (EX PECAN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6062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 office:value-type="string" calcext:value-type="string">
            <text:p>ANTONIO MARIOTTO (PADR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60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363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INOVIS WALTER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183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INOVIS WALTE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2995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S – COOP.ORTOLANI SOTTOMARINA</text:p>
          </table:table-cell>
          <table:table-cell table:style-name="ce2" office:value-type="string" calcext:value-type="string">
            <text:p>MARCO (CHIAMARE LUI PER CARICHI IN MAGAZZIN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3697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S – COOP.ORTOLANI SOTTOMARINA</text:p>
          </table:table-cell>
          <table:table-cell table:style-name="ce2" office:value-type="string" calcext:value-type="string">
            <text:p>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3264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1621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752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MART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629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RAFFA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9686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UCCHI ALFRE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4872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.TA. VISION SNC</text:p>
          </table:table-cell>
          <table:table-cell table:style-name="ce2" office:value-type="string" calcext:value-type="string">
            <text:p>REPERIBILE 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1379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.TA. VISION SNC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5539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253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9943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MASSIMI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9539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MASSIMIL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993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939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567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567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ARCO FAUS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6949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ARCO FAUS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95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 office:value-type="string" calcext:value-type="string">
            <text:p>GIU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4022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4022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901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237</text:p>
          </table:table-cell>
          <table:table-cell table:style-name="ce2" office:value-type="string" calcext:value-type="string">
            <text:p>POSEGGIO PADOV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2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OSCO ORL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710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OSCO PRI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750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L'OCA (ERBE')</text:p>
          </table:table-cell>
          <table:table-cell table:style-name="ce2" office:value-type="string" calcext:value-type="string">
            <text:p>BASILICO IN VAS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689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 FRUTTA</text:p>
          </table:table-cell>
          <table:table-cell table:style-name="ce2" office:value-type="string" calcext:value-type="string">
            <text:p>POSTEGGIO PADO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83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GIUL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44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MI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096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9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RIO ALFONS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32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 office:value-type="string" calcext:value-type="string">
            <text:p>GALIMBERTI FERDINAN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151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8465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 office:value-type="string" calcext:value-type="string">
            <text:p>POSTEGGIO 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8465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UR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3-863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VIDE OLIVETT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912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VENDITORE MELONI –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573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VENDITORE U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643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UFFICIO XPAG:FRANCESCO XRICAVI:ROBER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2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ARLI (X MELONI BIONDE)</text:p>
          </table:table-cell>
          <table:table-cell table:style-name="ce2" office:value-type="string" calcext:value-type="string">
            <text:p>ANDREA FIG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9084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ARLI (X MELONI BIONDE)</text:p>
          </table:table-cell>
          <table:table-cell table:style-name="ce2" office:value-type="string" calcext:value-type="string">
            <text:p>CARLO (ZIO O 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1214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RISTOFARO ALFON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1867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RISTOFARO ALFONS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22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IORIS MA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0741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STEFA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98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STEFA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VINCENZI BRU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4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CUZZI ROCCO (MAG. TORI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1-00147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CUZZI ROCCO (MAG. TORI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00147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RAIZZAZIONE 3D SERVIC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30697</text:p>
          </table:table-cell>
          <table:table-cell table:style-name="ce2" office:value-type="string" calcext:value-type="string">
            <text:p>DERATTIZZAZI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ESPAR</text:p>
          </table:table-cell>
          <table:table-cell table:style-name="ce2" office:value-type="string" calcext:value-type="string">
            <text:p>DR. FIG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6369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</text:p>
          </table:table-cell>
          <table:table-cell table:style-name="ce2" office:value-type="string" calcext:value-type="string">
            <text:p>DR. FIG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20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 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 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205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 MARIA PIERLUIGI</text:p>
          </table:table-cell>
          <table:table-cell table:style-name="ce2" office:value-type="string" calcext:value-type="string">
            <text:p>NOTAIO NOGAR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111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1799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3795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 office:value-type="string" calcext:value-type="string">
            <text:p>COOPERATI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258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655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ROCCO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351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11742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1202130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7514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SCONZI LUC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73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LINO</text:p>
          </table:table-cell>
          <table:table-cell table:style-name="ce2" office:value-type="string" calcext:value-type="string">
            <text:p>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2639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MICHELE</text:p>
          </table:table-cell>
          <table:table-cell table:style-name="ce2" office:value-type="string" calcext:value-type="string">
            <text:p>PRI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23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MICHELE</text:p>
          </table:table-cell>
          <table:table-cell table:style-name="ce2" office:value-type="string" calcext:value-type="string">
            <text:p>SECOND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0589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S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344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AGO SCAVI SAS – CAPRARA ANTONIO</text:p>
          </table:table-cell>
          <table:table-cell table:style-name="ce2" office:value-type="string" calcext:value-type="string">
            <text:p>PELLEGRIN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30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AGO SCAVI SAS – CAPRARA ANTONIO</text:p>
          </table:table-cell>
          <table:table-cell table:style-name="ce2" office:value-type="string" calcext:value-type="string">
            <text:p>PELLEGR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 office:value-type="string" calcext:value-type="string">
            <text:p>(CICCION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94425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6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126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ECTRONIC SERVICE ITALIA</text:p>
          </table:table-cell>
          <table:table-cell table:style-name="ce2" office:value-type="string" calcext:value-type="string">
            <text:p>PER STAMPANTE Z4M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4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ETTRAUTO LANZ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11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ETTRICISTA (GHIRIGATO DORI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4213879</text:p>
          </table:table-cell>
          <table:table-cell table:style-name="ce2" office:value-type="string" calcext:value-type="string">
            <text:p>MANUTENZIONI RIPARAZIONI ELETTRICIST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ETTRICISTA (GHIRIGATO DORIANO)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621</text:p>
          </table:table-cell>
          <table:table-cell table:style-name="ce2" office:value-type="string" calcext:value-type="string">
            <text:p>MANUTENZIONI RIPARAZIONI ELETTRAU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9556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033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119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DI LEGNAG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19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VERONA</text:p>
          </table:table-cell>
          <table:table-cell table:style-name="ce2" office:value-type="string" calcext:value-type="string">
            <text:p>SIG.PARISATO 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5382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VE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11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RRANI (AGEN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5-900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3734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ROM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3462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91179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9127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APO SIG.PE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ET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4345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LO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059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03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GIORGIO-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03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MAGAZZINO (X MELONI ELEN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4100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POSTEG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35428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CARGO (EX CARVIPER?) -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2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POOOL</text:p>
          </table:table-cell>
          <table:table-cell table:style-name="ce2" office:value-type="string" calcext:value-type="string">
            <text:p>EUGENIO DE NAR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177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POOOL</text:p>
          </table:table-cell>
          <table:table-cell table:style-name="ce2" office:value-type="string" calcext:value-type="string">
            <text:p>EUGENIO DE NAR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2-26949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ECNICO SIG.ADR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053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ITOLARE ZIL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939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IT. FABRIZIO E BRIGNA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47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MERCATO VERONA)</text:p>
          </table:table-cell>
          <table:table-cell table:style-name="ce2" office:value-type="string" calcext:value-type="string">
            <text:p>VENDITORE LUC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36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VERGREEN (AVEZZANO)</text:p>
          </table:table-cell>
          <table:table-cell table:style-name="ce2" office:value-type="string" calcext:value-type="string">
            <text:p>ATTILIO 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02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VERGREEN (AVEZZ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84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 office:value-type="string" calcext:value-type="string">
            <text:p>TITOLARE SIG. ANNOVI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819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 office:value-type="string" calcext:value-type="string">
            <text:p>TITOLARE SIG. ANNOVI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749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5735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5580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5-12068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3" office:value-type="string" calcext:value-type="string">
            <text:p>0426-99381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3" office:value-type="string" calcext:value-type="string">
            <text:p>0426-43297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1" office:value-type="string" calcext:value-type="string">
            <text:p>* CORRA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6607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33181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9776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IERE GIAM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49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CENTRAL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83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RICEVIMENTO MERCE LOGISTICA ORDIN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84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1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brunosrl.net" xlink:type="simple">info@brunosrl.ne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RO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8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408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ANDREA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402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ROBERTO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3259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4126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155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2218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222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6490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315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30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DONATO (BS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640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 office:value-type="string" calcext:value-type="string">
            <text:p>SARTOR ANDREA PER ORD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39218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0-2640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 office:value-type="string" calcext:value-type="string">
            <text:p>RESP.QUALIT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facchininatura.com" xlink:type="simple">info@facchininatura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6405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GIAN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540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1454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NAN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54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OLI V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GIONI (PEDANE LEGNO USAT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69038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LAVIGNA ARDUINO (MONTAL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2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363061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3178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MOGLI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36825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FAX CAS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5-78315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ZION VIANE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835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4467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10-74567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74567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A MARIO</text:p>
          </table:table-cell>
          <table:table-cell table:style-name="ce2" office:value-type="string" calcext:value-type="string">
            <text:p>METAPO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8491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E FRANCESCHETTI</text:p>
          </table:table-cell>
          <table:table-cell table:style-name="ce2" office:value-type="string" calcext:value-type="string">
            <text:p>SEDANO E SOTTACE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00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LUIGI DOTTOR</text:p>
          </table:table-cell>
          <table:table-cell table:style-name="ce2" office:value-type="string" calcext:value-type="string">
            <text:p>PER FAGIOLI BORLOTTI TACCOLE ETC..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9953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LUIGI DOTTO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0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27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5157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340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ALESSANDRA (FIGLI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932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FABIO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5847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4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ROBERTO – VIGAS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52087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MEZ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25471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ORINO NATAL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5370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ORINO NATAL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50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 office:value-type="string" calcext:value-type="string">
            <text:p>ZAFFAR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971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69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69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GGINI</text:p>
          </table:table-cell>
          <table:table-cell table:style-name="ce2" office:value-type="string" calcext:value-type="string">
            <text:p>CARMINE – MURA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192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GGINI</text:p>
          </table:table-cell>
          <table:table-cell table:style-name="ce2" office:value-type="string" calcext:value-type="string">
            <text:p>LUIG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77-24695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NDIARIA SAI ASSICURAZIONE</text:p>
          </table:table-cell>
          <table:table-cell table:style-name="ce2" office:value-type="string" calcext:value-type="string">
            <text:p>FONDIARIA SA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84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NDIARIA SAI ASSICURAZIONE</text:p>
          </table:table-cell>
          <table:table-cell table:style-name="ce2" office:value-type="string" calcext:value-type="string">
            <text:p>FONDIARIA SAI (SIG.BERTONC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110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COMPANY SRL</text:p>
          </table:table-cell>
          <table:table-cell table:style-name="ce2" office:value-type="string" calcext:value-type="string">
            <text:p>ZUSI VALER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128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COMPANY SRL</text:p>
          </table:table-cell>
          <table:table-cell table:style-name="ce2" office:value-type="string" calcext:value-type="string">
            <text:p>ZUSI VALER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zusi@4company.it" xlink:type="simple">zusi@4company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MY SELECTION UG</text:p>
          </table:table-cell>
          <table:table-cell table:style-name="ce2" office:value-type="string" calcext:value-type="string">
            <text:p>SIG. PHILIP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71531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LUCIANO E C. SNC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450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LUCIANO E C. SNC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2466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ORTOF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42-920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IGAR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18258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UTISTA 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6020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PAOLO (ORGANIZZA AUTIST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667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CLAUDIO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754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CLAUDIO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23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DAM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76-7140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ABITAZIONE GIUSEPP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209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65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SCHI MATTEO AZ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89676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ACASSO ENZO E BRUNO</text:p>
          </table:table-cell>
          <table:table-cell table:style-name="ce2" office:value-type="string" calcext:value-type="string">
            <text:p>PER BILANC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5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ASSO ENZO E BRUNO</text:p>
          </table:table-cell>
          <table:table-cell table:style-name="ce2" office:value-type="string" calcext:value-type="string">
            <text:p>PER BILAN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894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CA (PER TRATTORE)=&gt; VEDI SOFFIAT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CAROL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19581</text:p>
          </table:table-cell>
          <table:table-cell table:style-name="ce2" office:value-type="string" calcext:value-type="string">
            <text:p>MURA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ANCESCHETTI </text:p>
          </table:table-cell>
          <table:table-cell table:style-name="ce2" office:value-type="string" calcext:value-type="string">
            <text:p>MACCACARI - RAD.CHIOGG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3399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5379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55668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 TRANS 2000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office:value-type="string" calcext:value-type="string">
            <text:p>TRASPOR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367048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TECNICO DI TURNO NEI FESTIV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367036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2-659011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UFFICIO X INTERVEN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59030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4354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32-6122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05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.VER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1514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.VER</text:p>
          </table:table-cell>
          <table:table-cell table:style-name="ce2" office:value-type="string" calcext:value-type="string">
            <text:p>NICOLETTA DONAT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 office:value-type="string" calcext:value-type="string">
            <text:p>LUBR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649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5-83545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 EXPORT</text:p>
          </table:table-cell>
          <table:table-cell table:style-name="ce2" office:value-type="string" calcext:value-type="string">
            <text:p>MERCATO VERONA – 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72592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EXPORT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456</text:p>
          </table:table-cell>
          <table:table-cell table:style-name="ce2" office:value-type="string" calcext:value-type="string">
            <text:p>POSTEGGIO BOLO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8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(POSTEGGIO ROMA)</text:p>
          </table:table-cell>
          <table:table-cell table:style-name="ce2" office:value-type="string" calcext:value-type="string">
            <text:p>ANGELO ROCCHI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(POSTEGGIO ROM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6-412942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BOLOGNA</text:p>
          </table:table-cell>
          <table:table-cell table:style-name="ce2" office:value-type="string" calcext:value-type="string">
            <text:p>PAOLO BONAZZ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7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MILANO</text:p>
          </table:table-cell>
          <table:table-cell table:style-name="ce2" office:value-type="string" calcext:value-type="string">
            <text:p>MAURIZIO CASTELNOV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2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64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36-9680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6-9682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62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1-9470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1-9471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126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4229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GIAM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5741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5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RIANI RODOLF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097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ETANO CARU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6546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ANO PAT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5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7644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2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LETTO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7020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BARETTO MASSIMO (RADICCH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09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BIRASIO</text:p>
          </table:table-cell>
          <table:table-cell table:style-name="ce2" office:value-type="string" calcext:value-type="string">
            <text:p>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0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MA FRUTTA</text:p>
          </table:table-cell>
          <table:table-cell table:style-name="ce2" office:value-type="string" calcext:value-type="string">
            <text:p>MERCATO PADOVA –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177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MA FRUTTA</text:p>
          </table:table-cell>
          <table:table-cell table:style-name="ce2" office:value-type="string" calcext:value-type="string">
            <text:p>MERCATO PADOVA – AND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8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DEN FRUTTA SRL (RENZ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20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OFOLO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197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OFOLO GIORG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26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SPARRONI G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58678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ASPARRONI G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2" office:value-type="string" calcext:value-type="string">
            <text:p>0734-64003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ATTI MA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682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TTI PAOLO (CIPOLLIN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60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MIRK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150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5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4122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109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style-name="ce2" office:value-type="string" calcext:value-type="string">
            <text:p>ADOLFO GEM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87291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2-53870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871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NERALI ASSICURAZIONI BOVOLONE</text:p>
          </table:table-cell>
          <table:table-cell table:style-name="ce2" office:value-type="string" calcext:value-type="string">
            <text:p>MICCO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1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NTALIA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5381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NTALIA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1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414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937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3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METRA FERDINANDO FOGG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428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ARDO (TREVISO 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034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ARDO DE VITO (SCAF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85095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GATI TERE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32-2837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CLIENTE RADICCHIO: DAVID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4917377771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REBHORN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(0)89767011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SULSER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(0)89778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VEDI TRI FRUTTA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LARDI (POSTEGGIO BERGAMO)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2297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LARDI (POSTEGGIO BERGAM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2994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IGATO ROBERTO</text:p>
          </table:table-cell>
          <table:table-cell table:style-name="ce2" office:value-type="string" calcext:value-type="string">
            <text:p>NEGO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2" office:value-type="string" calcext:value-type="string">
            <text:p>MENEGHELLO PER CARICO CASS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06053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901328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1955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OTTO SE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5743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OTTO SERG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73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0264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6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75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VELLI (BAR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0-931112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MMARCO (PRIMIZIE DI OR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45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FABIA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7270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FLA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3174</text:p>
          </table:table-cell>
          <table:table-cell table:style-name="ce2" office:value-type="string" calcext:value-type="string">
            <text:p>ACQUIS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GABR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0325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CARLO (FRATELLO DI GABRIE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701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NI RO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77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ROLA GRISOSTAMO</text:p>
          </table:table-cell>
          <table:table-cell table:style-name="ce2" office:value-type="string" calcext:value-type="string">
            <text:p>ROVERCHIA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395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ROLA GRISOSTAMO</text:p>
          </table:table-cell>
          <table:table-cell table:style-name="ce2" office:value-type="string" calcext:value-type="string">
            <text:p>ROVERCHI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85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2-50957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 office:value-type="string" calcext:value-type="string">
            <text:p>FIGLIA: VEDI AGRI Più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2562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028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agripiu.<text:a xlink:href="mailto:studio@gmail.com" xlink:type="simple">studio@gmail.com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28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32578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GOLDEN GROPU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76-66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GOLDEN GROUP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17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12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IA DEI MARS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578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RDANO NAPOL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316461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ORDANO NAP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43706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OTTO FRUIT S.R.L. (FIRENZE) (CONAD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43930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TTO FRUIT S.R.L. (FIRENZE) (CONAD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306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OBBETTI (PER FUNGH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848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OZZI SIMON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ASSI FRANCESCO (MERCE LAVORAT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8940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EEN FRUIT</text:p>
          </table:table-cell>
          <table:table-cell table:style-name="ce2" office:value-type="string" calcext:value-type="string">
            <text:p>VEDI TOSATTO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OSS MARKET (VERO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250186</text:p>
          </table:table-cell>
          <table:table-cell table:style-name="ce2" office:value-type="string" calcext:value-type="string">
            <text:p>MATERIALE DI CONSU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OSS MARKET (VERO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50235</text:p>
          </table:table-cell>
          <table:table-cell table:style-name="ce2" office:value-type="string" calcext:value-type="string">
            <text:p>MATERIALE DI CONSU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MAURO SAVOIA</text:p>
          </table:table-cell>
          <table:table-cell table:style-name="ce2" office:value-type="string" calcext:value-type="string">
            <text:p>RACCOLTA LEG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8002315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MAU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11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440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600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 – PAO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440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VERONA – GIORGIO X CONTAB.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6919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ARNIERI TENDE (SALIZZ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53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5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76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RA (MELONI VILIMPENT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175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RIPORTELLA FILIPP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90610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47433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FILIPP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2580009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RIPORTELLA FILIPP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25-81872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997511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80112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CAVOLO CAPUCCIO (CASTAGNAR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56182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(CAPUCC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9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(CAPUCC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72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32-7504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2-7504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 office:value-type="string" calcext:value-type="string">
            <text:p>SIG.CAPATO 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8945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00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1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 office:value-type="string" calcext:value-type="string">
            <text:p>SIG.MORE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430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 office:value-type="string" calcext:value-type="string">
            <text:p>(IND.IN FATTURA... NON USARE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733-865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733-2844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YPO ALPE ADRIA BANK</text:p>
          </table:table-cell>
          <table:table-cell table:style-name="ce2" office:value-type="string" calcext:value-type="string">
            <text:p>MAURIZIO FERRARI PER LEASING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4309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3248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0796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543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FUC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53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1412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588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CA S.N.C.</text:p>
          </table:table-cell>
          <table:table-cell table:style-name="ce2" office:value-type="string" calcext:value-type="string">
            <text:p>RAFFA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9-21603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E VERONA</text:p>
          </table:table-cell>
          <table:table-cell table:style-name="ce2" office:value-type="string" calcext:value-type="string">
            <text:p>UFFICIO INFORM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39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E VERONA</text:p>
          </table:table-cell>
          <table:table-cell table:style-name="ce2" office:value-type="string" calcext:value-type="string">
            <text:p>UFFICIO INFORM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39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OPLASTIC (VANGELIS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22220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FABIOLA RISMENI (PER SIST FT E CASS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FEDERICA PEDRON PER ORDINI BLOCC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PER ORD.IMBALL. SIG.RA MANUELA // WALTER TRIPO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1288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PER ORDINI IMBALLAGGIO (TRIPOD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5384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giorgio.betella@ifco.de" xlink:type="simple">giorgio.betella@ifco.de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PER PROB.PORTALE VIRGINIA 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L BETTOLINO SCARL</text:p>
          </table:table-cell>
          <table:table-cell table:style-name="ce2" office:value-type="string" calcext:value-type="string">
            <text:p>SIG.DICARRA GIANLUCA RESP.ACQU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506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LMAPAK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02044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 NORD</text:p>
          </table:table-cell>
          <table:table-cell table:style-name="ce2" office:value-type="string" calcext:value-type="string">
            <text:p>AGENTE DAMIA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92335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 NORD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800857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AGGI USATI ZANFRETTA SAS</text:p>
          </table:table-cell>
          <table:table-cell table:style-name="ce2" office:value-type="string" calcext:value-type="string">
            <text:p>IMBALLI E PALLET USATI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38386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IMBALLAGGI USATI ZANFRETTA SAS</text:p>
          </table:table-cell>
          <table:table-cell table:style-name="ce2" office:value-type="string" calcext:value-type="string">
            <text:p>IMBALLI E PALLET US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496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IMPIANTO DI ALLARME-&gt; VEDI VSD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INDIANO (PER CAMPI GIMM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58883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R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156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SOLA BLU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22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SOLA BLU</text:p>
          </table:table-cell>
          <table:table-cell table:style-name="ce2" office:value-type="string" calcext:value-type="string">
            <text:p>ACI 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8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TALIA BELT</text:p>
          </table:table-cell>
          <table:table-cell table:style-name="ce2" office:value-type="string" calcext:value-type="string">
            <text:p>UFFICIO (SIG.LUC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738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TALPRODUTTIVA</text:p>
          </table:table-cell>
          <table:table-cell table:style-name="ce2" office:value-type="string" calcext:value-type="string">
            <text:p>ANTONIO O LORE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49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VECO/BRENNERO (CAMION)</text:p>
          </table:table-cell>
          <table:table-cell table:style-name="ce2" office:value-type="string" calcext:value-type="string">
            <text:p>RAPPRESENTANTE GUERRA 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351304</text:p>
          </table:table-cell>
          <table:table-cell table:style-name="ce2" office:value-type="string" calcext:value-type="string">
            <text:p>CAMION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AVOSSA RAFFA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825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 office:value-type="string" calcext:value-type="string">
            <text:p>VENDITORE – SIG.TARALL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8598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92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921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OSEPH (DEL TRENTINO)</text:p>
          </table:table-cell>
          <table:table-cell table:style-name="ce2" office:value-type="string" calcext:value-type="string">
            <text:p>A COLTIVA ANCHE A TREVENZU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1695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9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13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romano13@hotmail.it" xlink:type="simple">romano13@hotmail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5-804161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number-columns-repeated="2"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economica1@libero.it" xlink:type="simple">agrieconomica1@libero.it</text:a></text:p>
          </table:table-cell>
          <table:table-cell table:style-name="ce2" office:value-type="string" calcext:value-type="string">
            <text:p>PRODOTTI MARCHE</text:p>
          </table:table-cell>
          <table:table-cell table:style-name="ce10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5-804158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5-804161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ORTOCONF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37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CONF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000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CELL. PAD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818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345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POSTEGGIO SI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262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POSTEGGIO TREVIS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4334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O (VOLANTI – RIMINI)</text:p>
          </table:table-cell>
          <table:table-cell table:style-name="ce2" office:value-type="string" calcext:value-type="string">
            <text:p>MASSIMO VOLA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8297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O (VOLANTI – 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34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TITOLARE SIG.ANGE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1636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84582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UFFIC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84945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unicasrl@lunica.it" xlink:type="simple">lunicasrl@lunica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84553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84553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517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 office:value-type="string" calcext:value-type="string">
            <text:p>CASTAGNARO (VR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752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 office:value-type="string" calcext:value-type="string">
            <text:p>CASTAGNARO (VR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20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6996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DAMIANO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4517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PAOLO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6996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0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1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524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SALV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369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AGRONOMO BERALDI SIM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92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UFFICIO (PER PAG.SIN.RA SILVI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82603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POLIGNANESE</text:p>
          </table:table-cell>
          <table:table-cell table:style-name="ce2" office:value-type="string" calcext:value-type="string">
            <text:p>LISC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5360008</text:p>
          </table:table-cell>
          <table:table-cell table:style-name="ce2" office:value-type="string" calcext:value-type="string">
            <text:p>POSTEGGIO MIL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A ROCCA SOC.COOP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634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SCINTIL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SORGENTE (POSTEGGIO MILANO)</text:p>
          </table:table-cell>
          <table:table-cell table:style-name="ce2" office:value-type="string" calcext:value-type="string">
            <text:p>LUIGI (EX VENDITORE CONTI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59059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TORRE (AUTOTRASP. PER FABBRI 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41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01131903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862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67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7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NZA BRU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74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NZA BRUNO</text:p>
          </table:table-cell>
          <table:table-cell table:style-name="ce2" office:value-type="string" calcext:value-type="string">
            <text:p>DEPOSI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0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RBI BADOU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2217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VAGNINI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4484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462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MAR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063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SEDE TRIESTE PER PAG.SIG.CINZ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0-3036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601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204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840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40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ARDI MA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0034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 office:value-type="string" calcext:value-type="string">
            <text:p>SIG.SARTORETTI 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2140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900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10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 office:value-type="string" calcext:value-type="string">
            <text:p><text:a xlink:href="mailto:LEONCINI@PSVSRL.COM" xlink:type="simple">LEONCINI@PSVSRL.COM</text:a>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102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400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363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7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460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CE</text:p>
          </table:table-cell>
          <table:table-cell table:style-name="ce2" office:value-type="string" calcext:value-type="string">
            <text:p>ANDREA CEOLET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6907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489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DARIO ALB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09120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37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412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GIUSEPPE ESTE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455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3305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903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 UFFICIO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7188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8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3736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UZZI FABRIZIO</text:p>
          </table:table-cell>
          <table:table-cell table:style-name="ce2" office:value-type="string" calcext:value-type="string">
            <text:p>PUGLIE PER INSALA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505023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IUZZI FABRIZIO</text:p>
          </table:table-cell>
          <table:table-cell table:style-name="ce2" office:value-type="string" calcext:value-type="string">
            <text:p>PUGLIE PER INSALA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282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 IACONO TRASPORTI</text:p>
          </table:table-cell>
          <table:table-cell table:style-name="ce2" office:value-type="string" calcext:value-type="string">
            <text:p>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48451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 IACONO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612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BATTISTI L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62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DOTT.ST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233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7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6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NGA MIL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31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NGO PATRIZ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7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8193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469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 office:value-type="string" calcext:value-type="string">
            <text:p>mail certific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oraluca.srl@legalmail.it" xlink:type="simple">loraluca.srl@legalmail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 office:value-type="string" calcext:value-type="string">
            <text:p>mail certific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ucalora@libero.it" xlink:type="simple">lucalora@liber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69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MACEROLA MARC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26662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AGROTECNICO ROCCO FAI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4257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100122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AGROTECNICO ROCCO FAIELL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1-95594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2392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3090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930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 MARCO</text:p>
          </table:table-cell>
          <table:table-cell table:style-name="ce2" office:value-type="string" calcext:value-type="string">
            <text:p>SUO COMMERCIALISTA 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31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 MA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482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 office:value-type="string" calcext:value-type="string">
            <text:p>ITA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229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 office:value-type="string" calcext:value-type="string">
            <text:p>ITA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8055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 office:value-type="string" calcext:value-type="string">
            <text:p>NER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165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 office:value-type="string" calcext:value-type="string">
            <text:p>OMA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21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581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50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.MU.SA. SRL</text:p>
          </table:table-cell>
          <table:table-cell table:style-name="ce2" office:value-type="string" calcext:value-type="string">
            <text:p>CAR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8822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.MU.SA. SRL</text:p>
          </table:table-cell>
          <table:table-cell table:style-name="ce2" office:value-type="string" calcext:value-type="string">
            <text:p>CAGLIA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0-23260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.PA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47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ESTRI ORTOFRUTTA (POSTEGGIO PARMA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03507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4" office:value-type="string" calcext:value-type="string">
            <text:p>MAESTRI ORTOFRUTTA (POSTEGGIO PARMA)</text:p>
          </table:table-cell>
          <table:table-cell table:style-name="ce2" office:value-type="string" calcext:value-type="string">
            <text:p>POTEGGIO PARM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1-99279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GGI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GNANI DANILO E EGIDIO OSTIGLI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6-436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8239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1-93260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93200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AGNINI OSVAL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44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LAMAN COSTAN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87763</text:p>
          </table:table-cell>
          <table:table-cell table:style-name="ce2" office:value-type="string" calcext:value-type="string">
            <text:p>VENDIT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FLAVIO (INOXTECNICA VERONESE)</text:p>
          </table:table-cell>
          <table:table-cell table:style-name="ce2" office:value-type="string" calcext:value-type="string">
            <text:p>MANUTENZIONE NASTRI (EURO 35 ORAR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0331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FLAVIO (INOXTECNICA VERONESE)</text:p>
          </table:table-cell>
          <table:table-cell table:style-name="ce2" office:value-type="string" calcext:value-type="string">
            <text:p>MANUTENZIONE NASTRI (EURO 35 ORAR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442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S.A.S. DI MALINI MARIO</text:p>
          </table:table-cell>
          <table:table-cell table:style-name="ce2" office:value-type="string" calcext:value-type="string">
            <text:p>SOTTACETI VILLAFONT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50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9017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6-3403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cola.manfrin@alice.it" xlink:type="simple">agricola.manfrin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403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AN BRUNO TRASPORTI CHIOGGIA (EX NARCIS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3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AN BRUNO TRASPORTI CHIOGGIA (EX NARCI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509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FERDINAN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2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LUC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2017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PIER GIORGIO</text:p>
          </table:table-cell>
          <table:table-cell table:style-name="ce2" office:value-type="string" calcext:value-type="string">
            <text:p>SALIZZOLE VALMORSELZ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2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I GIU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209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I GIULIAN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0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ANESI SE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8818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ANTONI F.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21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HIELLA RI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590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 ROMEO</text:p>
          </table:table-cell>
          <table:table-cell table:style-name="ce2" office:value-type="string" calcext:value-type="string">
            <text:p>PER ROSSO VR A ROVEREDO DE GUA'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574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(COMPRA VERO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0684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MAR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58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MARIA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1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ANO PAT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261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ANO PAT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410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ELLA (SORELLA GIUSEPP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255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NO ALBERGO RIST.BUTTAPIETR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0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OTTI CLAUDIO (DETTO MAGR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1033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COMPRATORE MARCO FERRA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4407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AMMINISTRAZIONE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002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FAX FERRARI CAS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8012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FAX MAGAZZINO SCARIC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796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AMMINISTRAZ. → MAGAZZ.ALESSIO</text:p>
          </table:table-cell>
          <table:table-cell table:style-name="ce2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SAGGIA (IDRAULI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97932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AGGIA (IDRAULIC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8894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57030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87121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87110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TTIOLI (CANARIN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77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TTIOLI (CANARIN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350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U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083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76096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720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3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CCANICO TRATTORE (BORAS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10897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49605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5642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56413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LOTTI MORE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9222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LOTTI MORE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3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LOTTO ENRI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8140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TALLI (RACCOLTA METALLI) IVA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2608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CHELETTI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2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700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MASSIMO PERUS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10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RICCARDO RENZI (RESP.PIATT. VR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63453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30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33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34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515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86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67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67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NCHIELLO POMPEO (PUGLI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46259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NUTILLI GABRIELLA GILBERTO</text:p>
          </table:table-cell>
          <table:table-cell table:style-name="ce2" office:value-type="string" calcext:value-type="string">
            <text:p>TERRACINA LATINA PER INSALA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268312</text:p>
          </table:table-cell>
          <table:table-cell table:style-name="ce2" office:value-type="string" calcext:value-type="string">
            <text:p>PRODOTTI SARDE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NUTILLI GABRIELLA GILBERTO</text:p>
          </table:table-cell>
          <table:table-cell table:style-name="ce2" office:value-type="string" calcext:value-type="string">
            <text:p>TERRACINA LATINA PER INSALA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3-772234</text:p>
          </table:table-cell>
          <table:table-cell table:style-name="ce2" office:value-type="string" calcext:value-type="string">
            <text:p>PRODOTTI SARDE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OLA QUINTO (ASCOL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30021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OSO GIOV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97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OZZI ANGIOLINO (SCAVATOR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72045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CRISTIA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08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IDO E GABRIELE</text:p>
          </table:table-cell>
          <table:table-cell table:style-name="ce2" office:value-type="string" calcext:value-type="string">
            <text:p>PRODUTTORI BONFERA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69001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MAU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28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ONE G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38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ONE G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01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NEW FRUIT (MERCATO VERONA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29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8607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733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753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 office:value-type="string" calcext:value-type="string">
            <text:p>MIRELLA RESP.ACQU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161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35-4112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 office:value-type="string" calcext:value-type="string">
            <text:p>GIUSEPPE PICA SOST.MIR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5-591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5-590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0669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CLAUD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DANI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2146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NTEDORO (PUGLI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38917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ONTEDORO (PUGL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14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NTRESOR (SOMMACAMPAG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153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286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I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68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82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75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 (MAR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063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 (MARCO)</text:p>
          </table:table-cell>
          <table:table-cell table:style-name="ce2" office:value-type="string" calcext:value-type="string">
            <text:p>PRONTISSIMA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4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TELLO ENRICO (AZ.AGR.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64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TELLO ENRICO (AZ.AGR.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29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GIOVAN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VANNI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283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VAN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4287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 office:value-type="string" calcext:value-type="string">
            <text:p>ANGELA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836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 office:value-type="string" calcext:value-type="string">
            <text:p>GIAN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39913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75-831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5-780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OSATO SABRI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33145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SE' (CRESPI RENA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SE' (CRESPI RENA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UNAR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5698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(ALESSANDRO DALL'ORT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073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CRISTIAN PER CONSEGNE E NUMERI AUT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18555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PER ZONA FO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18665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424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PER RICHIEDERE FATTURE MONICA/LORED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(LA NATUR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1-49509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E' (FABEN)</text:p>
          </table:table-cell>
          <table:table-cell table:style-name="ce2" office:value-type="string" calcext:value-type="string">
            <text:p>PER PAGAMENTI SIG.SILV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51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NOSTRA (ALFONS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65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.COM</text:p>
          </table:table-cell>
          <table:table-cell table:style-name="ce2" office:value-type="string" calcext:value-type="string">
            <text:p>RESPONSABILE CARICO/SCARICO EMANU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.COM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ZARIO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32678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NAZARIO DANI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393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7203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2736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6519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MERCATO (PER PAGAMENTI MANIL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500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MANILA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1236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OTAIO LUCIO LOMBARD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8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OTAIO LUCIO LOMBARD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4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307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 office:value-type="string" calcext:value-type="string">
            <text:p>MARCO PERES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308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612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annafrutta.it" xlink:type="simple">info@annafrutta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74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O CAM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48</text:p>
          </table:table-cell>
          <table:table-cell table:style-name="ce2" office:value-type="string" calcext:value-type="string">
            <text:p>RISTORANT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OIGNATANO PUGLI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1718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OLICASA (SIG. OLIB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338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LICASA (SIG. OLIB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33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M (ZAPPOLLA PAOL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391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M (ZAPPOLLA PAO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73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LANDI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350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OFRUIT</text:p>
          </table:table-cell>
          <table:table-cell table:style-name="ce2" office:value-type="string" calcext:value-type="string">
            <text:p>ZANON MAURIZIO 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44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OFRUIT</text:p>
          </table:table-cell>
          <table:table-cell table:style-name="ce2" office:value-type="string" calcext:value-type="string">
            <text:p>MERCATO VICENZ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5645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8948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40315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172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510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8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7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ICOLA MARCHIGIANA=&gt; VEDI CACCHIARELL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DEI PANDA → VEDI BENETTI LUIG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</text:p>
          </table:table-cell>
          <table:table-cell table:style-name="ce2" office:value-type="string" calcext:value-type="string">
            <text:p>CRISTIANO DETRATTI X NUOVO MAG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9743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ALESS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64627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GIAN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7550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93592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5577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 office:value-type="string" calcext:value-type="string">
            <text:p>TITOLARE CAMI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746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122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12287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045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3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STE.MI – BASSANI (LUSIA) [ANCHE RADICCHIANDO]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34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STE.MI – BASSANI (LUSIA) [ANCHE RADICCHIANDO]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25-60754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STE.MI – BASSANI (LUSIA) [ANCHE RADICCHIANDO]</text:p>
          </table:table-cell>
          <table:table-cell table:style-name="ce2" office:value-type="string" calcext:value-type="string">
            <text:p>BASSANI DICE DI PARLARE QUI PER I PAGAMEN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19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</text:p>
          </table:table-cell>
          <table:table-cell table:style-name="ce2" office:value-type="string" calcext:value-type="string">
            <text:p>ANGELO NICCOLI RESP.CASSE SAN PAOLOD'ARGO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460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101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035-42524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725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 (ASSIST.ACQUISTI) (M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165192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2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PESCHIERA BORROMEO (MILAN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16519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S.PAOLO D'ARGON (BG) (SEDE AMM.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S.PAOLO D'ARGON (BG) (SEDE AMM.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28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RMAR (GIAMMAR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2599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BERMAR (GIAMMARC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80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CASTELLO PIER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34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CASTELLO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224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9587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45986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ortofruttacastello.com" xlink:type="simple">info@ortofruttacastello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9587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MA</text:p>
          </table:table-cell>
          <table:table-cell table:style-name="ce2" office:value-type="string" calcext:value-type="string">
            <text:p>CESI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9634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IMA</text:p>
          </table:table-cell>
          <table:table-cell table:style-name="ce2" office:value-type="string" calcext:value-type="string">
            <text:p>TELEFONO E FAX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9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1488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ORENA X ORDINI MEL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3522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ILLO PERRONE PER ORD.INS RICCIA/SCAROLA /PDZ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323613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ILLO PERRONE PER ORD.INS RICCIA/SCAROLA /PDZ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illo.perrone@ortofin.it" xlink:type="simple">lillo.perrone@ortof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A (FIRENZE)</text:p>
          </table:table-cell>
          <table:table-cell table:style-name="ce2" office:value-type="string" calcext:value-type="string">
            <text:p>PASTORELLI FAB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8655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RUTTA (FIRENZE)</text:p>
          </table:table-cell>
          <table:table-cell table:style-name="ce2" office:value-type="string" calcext:value-type="string">
            <text:p>PASTORELLI FABRI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161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RUTTICOLA BASSO ADIGE</text:p>
          </table:table-cell>
          <table:table-cell table:style-name="ce2" office:value-type="string" calcext:value-type="string">
            <text:p>TIZI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70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 office:value-type="string" calcext:value-type="string">
            <text:p>ARNAL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158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15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1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LANI E TREVENZU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84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MA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1803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MERCATO (SEVEN SPA)</text:p>
          </table:table-cell>
          <table:table-cell table:style-name="ce2" office:value-type="string" calcext:value-type="string">
            <text:p>BA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16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MERCATO (SEVEN SP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24168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MERCATO (SEVEN SPA)</text:p>
          </table:table-cell>
          <table:table-cell table:style-name="ce2" office:value-type="string" calcext:value-type="string">
            <text:p>DIRETTO ALESANDRA ALDRIGHET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4002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 office:value-type="string" calcext:value-type="string">
            <text:p>PAOLO CAMPANA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662237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576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547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IU' (GIUS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948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7709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770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4018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9301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GIAN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8397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VENDITORE: NAZ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2920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73-7397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7399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 (ALPE DOTTOR LADU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7673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 (ALPE DOTTOR LADU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62616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76152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7615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BOX (BINS NUOVI € 52,00 ANNO 2010)</text:p>
          </table:table-cell>
          <table:table-cell table:style-name="ce2" office:value-type="string" calcext:value-type="string">
            <text:p>PARTENZA BOLZA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71-8200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BOX (BINS NUOVI € 52,00 ANNO 2010)</text:p>
          </table:table-cell>
          <table:table-cell table:style-name="ce2" office:value-type="string" calcext:value-type="string">
            <text:p>PARTENZA BOLZ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812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ERMO STEFANIA AZ.AGRICO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7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MA</text:p>
          </table:table-cell>
          <table:table-cell table:style-name="ce2" office:value-type="string" calcext:value-type="string">
            <text:p>NU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514592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M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001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UMBO GIACO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7415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UMBO GIACO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64-93361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FAB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1976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900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0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ASMAGHI-CAMPANALE FABI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48840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ASMAGHI-CAMPANALE FABI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88409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BERTOLO UFF.ZIGAR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064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PER IMBALLAGGIO)</text:p>
          </table:table-cell>
          <table:table-cell table:style-name="ce2" office:value-type="string" calcext:value-type="string">
            <text:p>PARLARE CON DAVID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121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AMMINISTRATIVO)</text:p>
          </table:table-cell>
          <table:table-cell table:style-name="ce2" office:value-type="string" calcext:value-type="string">
            <text:p>PARLARE CON BUFF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7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CONTABILITA'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54958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CONTABILITA')</text:p>
          </table:table-cell>
          <table:table-cell table:style-name="ce2" office:value-type="string" calcext:value-type="string">
            <text:p>PARLARE CON ELISABETTA (FT.NOLEGG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137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113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119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6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ZIGARNI RESP. GENERA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4528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4271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5931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31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CES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67100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W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08469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54663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51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09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RCO DELGARGANO</text:p>
          </table:table-cell>
          <table:table-cell table:style-name="ce2" office:value-type="string" calcext:value-type="string">
            <text:p>RAGIONIERE GIOV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75619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EGIDIO (MEDIATORE MELO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0257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EGIDIO (MEDIATORE MEL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023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GAET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073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INI FRANCES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5598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OT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4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OTTO EST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8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SALONGO (BANCALI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8430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TA GIOIOSA (RODIGO MN)</text:p>
          </table:table-cell>
          <table:table-cell table:style-name="ce2" office:value-type="string" calcext:value-type="string">
            <text:p>STORTI SER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507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TTARO MARCO</text:p>
          </table:table-cell>
          <table:table-cell table:style-name="ce2" office:value-type="string" calcext:value-type="string">
            <text:p>LUS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340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ATTARO MARCO</text:p>
          </table:table-cell>
          <table:table-cell table:style-name="ce2" office:value-type="string" calcext:value-type="string">
            <text:p>LUS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22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AVANELLO VALER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4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VANELLO VALERIO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MARIOTTO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733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MASINI 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551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69840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UFFICIO AMMINISTRATIV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346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UFFICIO COMMERCIA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0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DEVARA</text:p>
          </table:table-cell>
          <table:table-cell table:style-name="ce2" office:value-type="string" calcext:value-type="string">
            <text:p>A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7183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DEVAR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190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BELLINI ANDREINA</text:p>
          </table:table-cell>
          <table:table-cell table:style-name="ce2" office:value-type="string" calcext:value-type="string">
            <text:p>PER INS. I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840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BELLINI TRANQUI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3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INELLI RU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3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ERINI SA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0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OTELLI CARROZZERIA (CAR.VI.PER.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52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office:value-type="string" calcext:value-type="string">
            <text:p>CAMION</text:p>
          </table:table-cell>
          <table:table-cell table:style-name="ce2" table:number-columns-repeated="247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0731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6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947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SARES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2006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TTENE STEFANO</text:p>
          </table:table-cell>
          <table:table-cell table:style-name="ce2" office:value-type="string" calcext:value-type="string">
            <text:p>PER RINGHIERA – FABB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3735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DRIAN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254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UGUST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7771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UGUST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4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ACENZA ANTONIO</text:p>
          </table:table-cell>
          <table:table-cell table:style-name="ce2" office:value-type="string" calcext:value-type="string">
            <text:p>COMPRATO CASA FOGG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96449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IACENZA ANTONIO</text:p>
          </table:table-cell>
          <table:table-cell table:style-name="ce2" office:value-type="string" calcext:value-type="string">
            <text:p>COMPRATO CASA FOGGIN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eco_sicura@alice.it" xlink:type="simple">eco_sicura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3127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5722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5722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(FRATELLO)</text:p>
          </table:table-cell>
          <table:table-cell table:style-name="ce2" office:value-type="string" calcext:value-type="string">
            <text:p>CELL</text:p>
          </table:table-cell>
          <table:table-cell table:style-name="ce14" office:value-type="string" calcext:value-type="string">
            <text:p>335-845756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GIUL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575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UFFICIO - ??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0-99714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TTONI (POSTEGGIO VICENZA)</text:p>
          </table:table-cell>
          <table:table-cell table:style-name="ce2" office:value-type="string" calcext:value-type="string">
            <text:p>PER RICAVI MELONI STEF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1815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ZZIGHELLA LERIS RO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514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832416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750230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02956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22438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76-398845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102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IZZOLINI (ASOLA INSALAT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563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LAFONI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364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LAFONI GIAN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-2470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GGI ANGELO (ASCOLI SCAROL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30679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OGGI ANGELO (ASCOLI SCAROL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93265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OGGI ANGELO (ASCOLI SCAROL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93289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251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762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9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 VITTORI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MAURIZIO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359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PARABOSH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0924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D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23-5920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3-5923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NTINA 2000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3-66405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FLA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96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LINO E DINO</text:p>
          </table:table-cell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93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LINO E DIN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87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STEL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8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ZZA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23998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OZZ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3002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PRANDINI PNEUMATICI</text:p>
          </table:table-cell>
          <table:table-cell table:style-name="ce2" office:value-type="string" calcext:value-type="string">
            <text:p>MOZZECA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30127</text:p>
          </table:table-cell>
          <table:table-cell table:style-name="ce2" office:value-type="string" calcext:value-type="string">
            <text:p>MANUTENZIONI RIPARAZIONI GOMME PNEUMATIC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RANDINI PNEUMATIC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30098</text:p>
          </table:table-cell>
          <table:table-cell table:style-name="ce2" office:value-type="string" calcext:value-type="string">
            <text:p>MANUTENZIONI RIPARAZIONI GOMME PNEUMATICI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RIMO FIORE (POSTEGGIO MILANO)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26002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IMO FIORE (POSTEGGIO MILANO)</text:p>
          </table:table-cell>
          <table:table-cell table:style-name="ce2" office:value-type="string" calcext:value-type="string">
            <text:p>MOGLIE ENZ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9053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OMAPRIM (FRANCIA PER INSALATA)</text:p>
          </table:table-cell>
          <table:table-cell table:style-name="ce2" office:value-type="string" calcext:value-type="string">
            <text:p>GIAMARCO (PREFISSO PER FISSI 0033 E SI TOGLIE UNO “0”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095472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OMAPRIM (FRANCIA PER INSALATA)</text:p>
          </table:table-cell>
          <table:table-cell table:style-name="ce2" office:value-type="string" calcext:value-type="string">
            <text:p>(NUMERO TROVATO SU CARTELLINI PEDAN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 09 54 72 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ONTISSIMA 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296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T CARROZZERIA ISOLA D.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400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T CARROZZERIA ISOLA D.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12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210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AGAZZINO CASAZZA (BG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812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ERCATO BG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42403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AGAZZINO CASAZZA (BG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101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ERCATO BG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5238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AZIENDA AGRICOLA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6484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AZIENDA AGRIC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63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DISTRIBUTORE NOGARA AGIP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3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IKER S.R.L.</text:p>
          </table:table-cell>
          <table:table-cell table:style-name="ce2" office:value-type="string" calcext:value-type="string">
            <text:p>TOR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9723396 (-7)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 office:value-type="string" calcext:value-type="string">
            <text:p>GIOVANNI ANNUNZIATA RESP.VERO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537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34904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3490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AIMONDO E CESAR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311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IMONDO E CESAR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32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S ASSICURAZIONI ISOLA DELLA 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21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S ASSICURAZIONI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AM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41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CUPERO IMB.USATO (SUP.MARTINELLI)</text:p>
          </table:table-cell>
          <table:table-cell table:style-name="ce2" office:value-type="string" calcext:value-type="string">
            <text:p>SIMONINI 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026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 office:value-type="string" calcext:value-type="string">
            <text:p>GIONATA CORZ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8915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5-878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5-83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ELLO (DI CASTELLETTOBERTOLA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5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ELLO (DI CASTELLETTOBERTOLA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2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HET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08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614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FERDINAN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8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MARIO (CARROZZIE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8585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MAURO (FAGN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98106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ROBERTO</text:p>
          </table:table-cell>
          <table:table-cell table:style-name="ce2" office:value-type="string" calcext:value-type="string">
            <text:p>INS. GENTILE INS. LATTUG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593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SAPORETTI (PER GENTILE E LATTUG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5481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SAPORETTI (PER GENTILE E LATTUG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1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NCO PNEUMATIC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3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NCO PNEUMATIC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3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SCALD.INFRA SOFITTO ADAMI LORIS</text:p>
          </table:table-cell>
          <table:table-cell table:style-name="ce2" office:value-type="string" calcext:value-type="string">
            <text:p>PER MANUTENZIONI E RIPARAZIO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4654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SCALD.INFRA SOFITTO ADAMI LORIS</text:p>
          </table:table-cell>
          <table:table-cell table:style-name="ce2" office:value-type="string" calcext:value-type="string">
            <text:p>PER MANUTENZIONI E RIPAR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003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SPOLI (ISALATA NAPOLI)</text:p>
          </table:table-cell>
          <table:table-cell table:style-name="ce2" office:value-type="string" calcext:value-type="string">
            <text:p>CARMI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49499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RISPOLI (ISALATA NAPOLI)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24532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711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NIPOTE: 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3266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68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ADE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0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BIS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7771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3284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63117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ogistica@roccotrasporti.it" xlink:type="simple">logistica@roccotrasporti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31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DEGHER GIU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4219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DEGHER GIUL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4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MANI MAU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589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MANI MAU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75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NZAT GIACOMO S.P.A. (PORDENO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4-8574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NZAT GIACOMO S.P.A. (PORDENONE)</text:p>
          </table:table-cell>
          <table:table-cell table:style-name="ce2" office:value-type="string" calcext:value-type="string">
            <text:p>TOMA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4-851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A (MONSELICE CASTELFRAN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097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GNOLI VITTO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89420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 office:value-type="string" calcext:value-type="string">
            <text:p>FIGLIO FILIPP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0559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055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690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449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FFATO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790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FFATO ANTON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56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UFFATO ANTON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53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488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5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4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2" office:value-type="string" calcext:value-type="string">
            <text:p>S.ANNA (CHIOGGIA)</text:p>
          </table:table-cell>
          <table:table-cell table:style-name="ce2" office:value-type="string" calcext:value-type="string">
            <text:p>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6774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UTE E SICUREZZA (AYAAD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024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UTE E SICUREZZA (AYAAD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2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AG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17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CRIST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706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GIO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5431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6840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666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8895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ENZ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933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DU (CONOSCE FINANZIERE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27422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DU (CONOSCE FINANZIERE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9-95411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TIN DINO (FAGN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 office:value-type="string" calcext:value-type="string">
            <text:p>ONOFRIO FIGLIO DI 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0489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67557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41325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30-54149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13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21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945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ATIN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8009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ATIN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968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BIZZERA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55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BIZZERA</text:p>
          </table:table-cell>
          <table:table-cell table:style-name="ce2" office:value-type="string" calcext:value-type="string">
            <text:p>FLAV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55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NDOLA ANTONELLO (BUTTAPIET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1181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NOLA RICCAR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3160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INI TELONI</text:p>
          </table:table-cell>
          <table:table-cell table:style-name="ce2" office:value-type="string" calcext:value-type="string">
            <text:p>GREMBIULI OPERAIE MS.120 / CLAUDI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135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INI TELONI</text:p>
          </table:table-cell>
          <table:table-cell table:style-name="ce2" office:value-type="string" calcext:value-type="string">
            <text:p>GREMBIULI OPERAIE MS.120 / CLAUD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PINI UGO E F.LLI</text:p>
          </table:table-cell>
          <table:table-cell table:style-name="ce2" office:value-type="string" calcext:value-type="string">
            <text:p>VIA CAMAG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100706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carabellosnc@tiscalinet.it" xlink:type="simple">scarabellosnc@tiscalinet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7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HIAVO RE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1447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IPIONI DANIELE</text:p>
          </table:table-cell>
          <table:table-cell table:style-name="ce2" office:value-type="string" calcext:value-type="string">
            <text:p>PRODUZIONE BIOLOGI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462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OLARI FABIO (BONFERRAR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4143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ELEONORA</text:p>
          </table:table-cell>
          <table:table-cell table:number-columns-repeated="2" table:style-name="ce2" office:value-type="string" calcext:value-type="string">
            <text:p>CELL</text:p>
          </table:table-cell>
          <table:table-cell table:style-name="ce10" office:value-type="string" calcext:value-type="string">
            <text:p>340-406989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ELEONORA</text:p>
          </table:table-cell>
          <table:table-cell table:style-name="ce2" office:value-type="string" calcext:value-type="string">
            <text:p>NEGO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17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ROM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274216</text:p>
          </table:table-cell>
          <table:table-cell table:style-name="ce2" office:value-type="string" calcext:value-type="string">
            <text:p>MANUTENZIONI RIPARAZIONI ELETTRIC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ELECTA S.R.L.(AGENZIA)</text:p>
          </table:table-cell>
          <table:table-cell table:style-name="ce2" office:value-type="string" calcext:value-type="string">
            <text:p>RINNER ANTON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622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NO E SENO</text:p>
          </table:table-cell>
          <table:table-cell table:style-name="ce2" office:value-type="string" calcext:value-type="string">
            <text:p>PER COLTEL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791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NO E SENO</text:p>
          </table:table-cell>
          <table:table-cell table:style-name="ce2" office:value-type="string" calcext:value-type="string">
            <text:p>PER COLT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178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GUAZZABIA AZ.AGR. DI MACACCARI</text:p>
          </table:table-cell>
          <table:table-cell table:style-name="ce2" office:value-type="string" calcext:value-type="string">
            <text:p>FIGLIO JIMM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2-14261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GUAZZABIA AZ.AGR. DI MACACCARI</text:p>
          </table:table-cell>
          <table:table-cell table:style-name="ce2" office:value-type="string" calcext:value-type="string">
            <text:p>PADRE DO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21850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11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24104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CONTABILITA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35066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MAGAZZINO BELLINGERI ROBER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2441109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E S.R.L. (TREVI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2306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272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VANA (POSTI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INDIANI NOGA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092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97330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</text:p>
          </table:table-cell>
          <table:table-cell table:style-name="ce2" office:value-type="string" calcext:value-type="string">
            <text:p>INDIANI – FIGLIO SINGH RANVIND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3515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 (DASH MESH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8-19993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RANVIR (CONOSCE GIANELLO) (LALLY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903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BIA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3582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33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PAZZAG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467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47-6726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BIA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6745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STEF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674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LEFRUTTA (PIERO EX-MORAND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470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LIM ALIMENTARI</text:p>
          </table:table-cell>
          <table:table-cell table:style-name="ce2" office:value-type="string" calcext:value-type="string">
            <text:p>FIN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349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MBROSINI</text:p>
          </table:table-cell>
          <table:table-cell table:style-name="ce2" office:value-type="string" calcext:value-type="string">
            <text:p>CELL</text:p>
          </table:table-cell>
          <table:table-cell table:style-name="ce14" office:value-type="string" calcext:value-type="string">
            <text:p>338-73733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ERRARI GIORGIO – PER ORARI SCARICO E RITARDI VET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66776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ERRARI 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588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CQUISTI ORTOFRUT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9333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ONTROLLO QUALI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9333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ONTANA – CONTROLLO QUALITA' – INVIO DDT GIORNALIER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70148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RICEVIMENTO MERCI</text:p>
          </table:table-cell>
          <table:table-cell table:style-name="ce2" office:value-type="string" calcext:value-type="string">
            <text:p>FAX</text:p>
          </table:table-cell>
          <table:table-cell table:style-name="ce14" office:value-type="string" calcext:value-type="string">
            <text:p>030-9933393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INVIO DDT GIORNALIER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op320112@sma.it" xlink:type="simple">op320112@sma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ER FATTURA NON PAGATE DISABBIN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ER RICHIEDERE LORO FT SCONT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CQUISTI ORTOFRUTTA FERRA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6132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ALL CENTER ROZZANO PER PAG. LUN-&gt;VEN 13.30-&gt;17.00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4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ONTROLLO QUALITA E RIC.MERCI – FONT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0148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URRO' – ORDINI ORTOFRUTTA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30-70148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IVA VIMERCATI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33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ORTINERIA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30-99333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X CASSE IF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0148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FRACCA DAVID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1238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10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OFFICINA (FRACC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79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28058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31-8545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8544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OSOLE S.R.L. (BRESCIA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1852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SOLOSOLE S.R.L. (BRESCIA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1614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AGNA</text:p>
          </table:table-cell>
          <table:table-cell table:style-name="ce2" office:value-type="string" calcext:value-type="string">
            <text:p>ANTONIO MAREND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9-504640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461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 office:value-type="string" calcext:value-type="string">
            <text:p>(LAVORA PER RENATO EXPORT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820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 office:value-type="string" calcext:value-type="string">
            <text:p>PER DOCUMENTI DOGANA EXPOR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8205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4934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716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 office:value-type="string" calcext:value-type="string">
            <text:p>ABITAZIONE CORRAD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716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TEGANO LUCIANO (PRODUTTORE MELO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036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TERZI GIORGIO (VALEGG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650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65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608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88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MERCATI GRISI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510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MERCATI GRISI SRL</text:p>
          </table:table-cell>
          <table:table-cell table:style-name="ce2" office:value-type="string" calcext:value-type="string">
            <text:p>SIG.VALENT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520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18 (POSTEGGIO TORINO)</text:p>
          </table:table-cell>
          <table:table-cell table:style-name="ce2" office:value-type="string" calcext:value-type="string">
            <text:p>SIGN.FABA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3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ARGA (AZ.AGR.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2297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FIGLIO ALESSIO LAVO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50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FIGLIO ALESSIO PERSON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254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5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POST.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4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5002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04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 office:value-type="string" calcext:value-type="string">
            <text:p>TITOLARE TOMASETTO 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4102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4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4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FER (OSTIGL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802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</text:p>
          </table:table-cell>
          <table:table-cell table:style-name="ce2" office:value-type="string" calcext:value-type="string">
            <text:p>TECNICO CHE HA RISOLTO PROB.ADS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832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</text:p>
          </table:table-cell>
          <table:table-cell table:style-name="ce2" office:value-type="string" calcext:value-type="string">
            <text:p>PER DISDETTA UTENZA TELEFONIC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80330818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 – TECNICO</text:p>
          </table:table-cell>
          <table:table-cell table:style-name="ce2" office:value-type="string" calcext:value-type="string">
            <text:p>VENUTO 04/2011 PER PROB. ADS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8401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style-name="ce2" office:value-type="string" calcext:value-type="string">
            <text:p>TECNICO 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76488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2008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2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MU BV HOLLAND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317256243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MU BV HOLLAND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317256731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NDE DA SOLE (ISOLA D. SCALA)</text:p>
          </table:table-cell>
          <table:table-cell table:style-name="ce2" office:value-type="string" calcext:value-type="string">
            <text:p>FA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2862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NDE DA SOLE (ISOLA D. SCALA)</text:p>
          </table:table-cell>
          <table:table-cell table:style-name="ce2" office:value-type="string" calcext:value-type="string">
            <text:p>FAUS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2519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O “UFFICIO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0201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008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038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7306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4632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RA ORT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60010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 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0121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DEMET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3462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MOGLIE DEMETRIO PER PAG: MODE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919176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ROBERTO (PER FATTU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57530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RUB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180898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6750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ALFONSO MAROTTA (X IMBALLAGG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053060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34701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1801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FFICIO (ULTIM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1860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SARA (COLLABORATRICE DEMETR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03559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ERRE EUGANEE SOC.COOP.A R.L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78082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ERRE EUGANEE SOC.COOP.A R.L.</text:p>
          </table:table-cell>
          <table:table-cell table:style-name="ce2" office:value-type="string" calcext:value-type="string">
            <text:p>X IMBALLAGGI IFC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ommerciale@terreeuganee.it" xlink:type="simple">commerciale@terreeugane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RE EUGANEE SOC.COOP.A R.L.</text:p>
          </table:table-cell>
          <table:table-cell table:style-name="ce2" office:value-type="string" calcext:value-type="string">
            <text:p>X IMBALLAGGI: STEFAN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85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RON VITTORIO</text:p>
          </table:table-cell>
          <table:table-cell table:style-name="ce2" office:value-type="string" calcext:value-type="string">
            <text:p>PER LAVORAZIONE GREZ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6410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6335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0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ABITAZIONE SOR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32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0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 </text:p>
          </table:table-cell>
          <table:table-cell table:style-name="ce2" office:value-type="string" calcext:value-type="string">
            <text:p>COMMERCIALISTA STUDIO BELLE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2514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TON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3208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STONE GIUSEPPE</text:p>
          </table:table-cell>
          <table:table-cell table:style-name="ce2" office:value-type="string" calcext:value-type="string">
            <text:p>COMPARE DI LUCCI GREG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2676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EZZA (BUTTAPIETRA) (VITANATURE PRODUCE)</text:p>
          </table:table-cell>
          <table:table-cell table:style-name="ce2" office:value-type="string" calcext:value-type="string">
            <text:p>RESP.ACQUISTI SIG. CAZADOR STEF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9627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(BUTTAPIETRA) (VITANATURE PRODUC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66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3314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 office:value-type="string" calcext:value-type="string">
            <text:p>GIAM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3314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55034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506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HIND SATNAM SINGH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91357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HIND SATNAM SINGH</text:p>
          </table:table-cell>
          <table:table-cell table:style-name="ce2" office:value-type="string" calcext:value-type="string">
            <text:p>INDIANI 2014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4-747556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 office:value-type="string" calcext:value-type="string">
            <text:p>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57755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2-42117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2117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1139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751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751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REFERENTE: BARBARA CHIORLIN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81373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REFERENTE: BARBARA CHIORLI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78136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 (ALESSANDRO BARONI)</text:p>
          </table:table-cell>
          <table:table-cell table:style-name="ce2" office:value-type="string" calcext:value-type="string">
            <text:p>RAPPRESENTA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725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 PER GUAS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800846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 office:value-type="string" calcext:value-type="string">
            <text:p>FAB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661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 office:value-type="string" calcext:value-type="string">
            <text:p>LUIG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8232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371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1144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4901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style-name="ce2" office:value-type="string" calcext:value-type="string">
            <text:p>S.ANNA DI CHIOGIA VENEZ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1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POLITOGRAFIA GI B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91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POLITOGRAFIA GI B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0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GNOLI LUSIA R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44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GNOLI LUSIA RENZ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344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32237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10843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7301089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UFFICI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03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32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</text:p>
          </table:table-cell>
          <table:table-cell table:style-name="ce2" office:value-type="string" calcext:value-type="string">
            <text:p>MERCATO TRIEST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0-3070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</text:p>
          </table:table-cell>
          <table:table-cell table:style-name="ce2" office:value-type="string" calcext:value-type="string">
            <text:p>MERCATO TRIEST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0-3040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 (POSTEGGIO PADOVA)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11485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 (POSTEGGI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540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ORRESANI ANDRE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04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05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10601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115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6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GREEN FRUI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65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50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NICOLETTA (COMMERCIAL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19354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FRUIT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7398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P PALLET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3134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NSFER TRADE</text:p>
          </table:table-cell>
          <table:table-cell table:style-name="ce2" office:value-type="string" calcext:value-type="string">
            <text:p>ANTONELLA FACCHIN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6885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ANSFER TRADE</text:p>
          </table:table-cell>
          <table:table-cell table:style-name="ce2" office:value-type="string" calcext:value-type="string">
            <text:p>ANTONELLA FACCHINELL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0422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7419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MAURIZIO “PERSONALE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07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SANDRO “RAGIONIERE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821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259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74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5" office:value-type="string" calcext:value-type="string">
            <text:p>0425-6077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5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LLI QUANTI TRASPORTI</text:p>
          </table:table-cell>
          <table:table-cell table:style-name="ce2" office:value-type="string" calcext:value-type="string">
            <text:p>MAGNOLIA 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1545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LLI QUANTI TRASPORTI</text:p>
          </table:table-cell>
          <table:table-cell table:style-name="ce2" office:value-type="string" calcext:value-type="string">
            <text:p>SAN NICANDRO GARG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7505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VI (AQUILA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5107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VI (AQUI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1185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 office:value-type="string" calcext:value-type="string">
            <text:p>N° DATO DA PANDO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863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3665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7563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223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STRANOTIR – SICILIA</text:p>
          </table:table-cell>
          <table:table-cell table:style-name="ce2" office:value-type="string" calcext:value-type="string">
            <text:p>MA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7967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STRANOTIR – SICILI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5-533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18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89902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zanattacarlo.it" xlink:type="simple">info@zanattacarlo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412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0049-176844938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8031807264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trifrutta.de" xlink:type="simple">info@trifrutta.de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049-176999354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NCHETTO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566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NCHETTO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2899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0228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55107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611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AZZA BRUNO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?? 347-60426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AZZA BRUNO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office:value-type="string" calcext:value-type="string">
            <text:p>TEL</text:p>
          </table:table-cell>
          <table:table-cell table:style-name="ce2" office:value-type="string" calcext:value-type="string">
            <text:p>0442-81516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 office:value-type="string" calcext:value-type="string">
            <text:p>MART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70193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 office:value-type="string" calcext:value-type="string">
            <text:p>MOGLIE: ALESSANDRA PACHE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6620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806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037787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93678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1596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 ALESSANDR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0107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URCO ALESSAND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19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ELLA IMBALLAGGI</text:p>
          </table:table-cell>
          <table:table-cell table:style-name="ce2" office:value-type="string" calcext:value-type="string">
            <text:p>AUG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49530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style-name="ce2" office:value-type="string" calcext:value-type="string">
            <text:p>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053197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4-785310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785309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RIN IMPIANTI SRL (IMPIANTO ALLARME)</text:p>
          </table:table-cell>
          <table:table-cell table:style-name="ce2" office:value-type="string" calcext:value-type="string">
            <text:p>TECNICO (MICHELE BERTON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821802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 office:value-type="string" calcext:value-type="string">
            <text:p>REPERIBI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185164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99282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80411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WEB</text:p>
          </table:table-cell>
          <table:table-cell table:style-name="ce10" office:value-type="string" calcext:value-type="string">
            <text:p><text:a xlink:href="http://www.turrinimpianti.it/" xlink:type="simple">www.turrinimpianti.it</text:a>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ZZA MARIA ROSA (AZ.AGR.)</text:p>
          </table:table-cell>
          <table:table-cell table:style-name="ce2" office:value-type="string" calcext:value-type="string">
            <text:p>(VEDI MORATELLO ENRICO)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GOLINI MAR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185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GOLINI MA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1299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MARCHIORO DAVID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16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MARCHIORO ULIS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079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VENDITORE DE STEFANI ANTONE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0800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29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SS - COMPRI MARCO PER TIROCINIO</text:p>
          </table:table-cell>
          <table:table-cell table:style-name="ce2" office:value-type="string" calcext:value-type="string">
            <text:p>CELLULARE PERSON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9590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SS - COMPRI MARCO PER TIROCINIO</text:p>
          </table:table-cell>
          <table:table-cell table:style-name="ce2" office:value-type="string" calcext:value-type="string">
            <text:p>SEGRETER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7123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style-name="ce2" office:value-type="string" calcext:value-type="string">
            <text:p>SVETLANA KONOBEEV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573231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73-497510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UNI CONSULTING SRL (BOLZANO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497500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UNI CONSULTING SRL (BOLZANO)</text:p>
          </table:table-cell>
          <table:table-cell table:style-name="ce2"/>
          <table:table-cell table:style-name="ce2" office:value-type="string" calcext:value-type="string">
            <text:p>WEB</text:p>
          </table:table-cell>
          <table:table-cell table:style-name="ce2" office:value-type="string" calcext:value-type="string">
            <text:p><text:a xlink:href="http://www.uni-consulting.eu/" xlink:type="simple">www.uni-consulting.eu</text:a>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OPERATORE ORTOFRUTTA FABIO FRANZO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26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PADO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RESP.ACQUISTI ORTOF. SIG.GHELLER VITTO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0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560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9579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307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493902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307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48714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 FILIALE ISOLA</text:p>
          </table:table-cell>
          <table:table-cell table:style-name="ce2" office:value-type="string" calcext:value-type="string">
            <text:p>DIRETTORE MORELATO GIACO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55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 FILIALE ISOLA</text:p>
          </table:table-cell>
          <table:table-cell table:style-name="ce2" office:value-type="string" calcext:value-type="string">
            <text:p>DIRETTORE MORELATO GIACOM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81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UNICREDITO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34964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0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 office:value-type="string" calcext:value-type="string">
            <text:p>DIRETTO 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6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VERONA</text:p>
          </table:table-cell>
          <table:table-cell table:style-name="ce2" office:value-type="string" calcext:value-type="string">
            <text:p>FRANCESCA QUINTANINI X CONTRIBU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0546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vsd-sistemi.com" xlink:type="simple">info@vsd-sistemi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0545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AGNARELL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142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AGNARELL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43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ALENTI (CORRIDONIA DI MACERATA)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47409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55180342</text:p>
          </table:table-cell>
          <table:table-cell table:style-name="ce2" office:value-type="string" calcext:value-type="string">
            <text:p>POSTEGGIO MIL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739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1-5925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 office:value-type="string" calcext:value-type="string">
            <text:p>VITT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15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96159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valpe.imballaggi@tin.it" xlink:type="simple">valpe.imballaggi@t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21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RA SNC</text:p>
          </table:table-cell>
          <table:table-cell table:style-name="ce2" office:value-type="string" calcext:value-type="string">
            <text:p>BATTERIE 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RA SNC</text:p>
          </table:table-cell>
          <table:table-cell table:style-name="ce2" office:value-type="string" calcext:value-type="string">
            <text:p>BATTERIE 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6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CHINI CARLET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0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DITT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1917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ENDITT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54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ENERI LIV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8025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9721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22582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 office:value-type="string" calcext:value-type="string">
            <text:p>UFFICIO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275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225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CAPO AREA: GENNA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8833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LUIGINO ISEL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68334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0148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3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805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CAR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7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MI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827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MI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96084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 office:value-type="string" calcext:value-type="string">
            <text:p>MATTIA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007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 office:value-type="string" calcext:value-type="string">
            <text:p>SIG.RA TERESA (TITOLARE PER PAG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4052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520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0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ZEVIO</text:p>
          </table:table-cell>
          <table:table-cell table:style-name="ce2" office:value-type="string" calcext:value-type="string">
            <text:p>BELL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979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ZEVIO</text:p>
          </table:table-cell>
          <table:table-cell table:style-name="ce2" office:value-type="string" calcext:value-type="string">
            <text:p>BELL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68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ONA SUD SISTEMI</text:p>
          </table:table-cell>
          <table:table-cell table:style-name="ce2" office:value-type="string" calcext:value-type="string">
            <text:p>PER PROGRAMMI CONTABILITA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55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TRAS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6903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TRAS</text:p>
          </table:table-cell>
          <table:table-cell table:style-name="ce2" office:value-type="string" calcext:value-type="string">
            <text:p>ABITAZIONE FRANCESCO FURFA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9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AREGGIO FRUTTA DI VANNUCCI</text:p>
          </table:table-cell>
          <table:table-cell table:style-name="ce2" office:value-type="string" calcext:value-type="string">
            <text:p>MERCATO VIAREG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84-3921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ALESSAND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682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12427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 office:value-type="string" calcext:value-type="string">
            <text:p>SA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8320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CANTELE BA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31236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ZANDONA' CAR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4442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ROCCO VERSAC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767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ROCCO VERSAC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5172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245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IG.CARUS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003775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GIANCAR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GIANCAR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7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MATTE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MATTE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NCI GIOVANNI (PUGLIE)</text:p>
          </table:table-cell>
          <table:table-cell table:style-name="ce2" office:value-type="string" calcext:value-type="string">
            <text:p>AZIENDA BRINDISI E META' PO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3064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IPAK (CASS. POLIST.) =&gt; ORA ECOFORM</text:p>
          </table:table-cell>
          <table:table-cell table:style-name="ce2" office:value-type="string" calcext:value-type="string">
            <text:p>VIVIANI 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5299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PAK (CASS. POLIST.) =&gt; ORA ECOFORM</text:p>
          </table:table-cell>
          <table:table-cell table:style-name="ce2" office:value-type="string" calcext:value-type="string">
            <text:p>ELIA VICENT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331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TTORIA ASSICURAZIONI</text:p>
          </table:table-cell>
          <table:table-cell table:style-name="ce2" office:value-type="string" calcext:value-type="string">
            <text:p>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32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VITTORIA ASSICURAZIONI</text:p>
          </table:table-cell>
          <table:table-cell table:style-name="ce2" office:value-type="string" calcext:value-type="string">
            <text:p>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33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ZAFFANI MASS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566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LERLA MAU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5474921</text:p>
          </table:table-cell>
          <table:table-cell table:style-name="ce2" office:value-type="string" calcext:value-type="string">
            <text:p>MAGAZZINO A CASAZZA (LUI è DI OSTIGLIA) COMPRA LATTUG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AURE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075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293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643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635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37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TTO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34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TTO GIUSEPP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4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GIOVANNI (PER PAGAMENT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15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MAURO (PER PAGAMENTI TI DICE DI PARLARE CON GIOVAN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155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97728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7989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97721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 office:value-type="string" calcext:value-type="string">
            <text:p>CLAUDIO TONOLI AMMINISTRA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858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35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12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PPOLA CLEMENTE E MARCO AZ.AGR.</text:p>
          </table:table-cell>
          <table:table-cell table:style-name="ce2" office:value-type="string" calcext:value-type="string">
            <text:p>CLEME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2588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36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41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131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131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ABITAZIONE GIOR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94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92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OBOLETTI AFRO (MARCH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94150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ZOBOLETTI AFRO (MARCHE)</text:p>
          </table:table-cell>
          <table:table-cell table:style-name="ce2" office:value-type="string" calcext:value-type="string">
            <text:p>UFFICIO: PIE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65952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UARI GINO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05495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UARI G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50520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9-990373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9-598322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ASTRONOMICA FRESSCOTT SRL</text:p>
          </table:table-cell>
          <table:table-cell table:style-name="ce2" office:value-type="string" calcext:value-type="string">
            <text:p>ZOIA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1077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fresscot@alice.it" xlink:type="simple">fresscot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TAGLIATORE LODI)</text:p>
          </table:table-cell>
          <table:table-cell table:style-name="ce2" office:value-type="string" calcext:value-type="string">
            <text:p>MARCO TAGLIAFERRI (COMPRA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497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TAGLIATORE LOD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7-923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LIVER DI SIGNORINI LUCIANO (MACCHINE AGRICOLE)</text:p>
          </table:table-cell>
          <table:table-cell table:style-name="ce2" office:value-type="string" calcext:value-type="string">
            <text:p>LUC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184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OSCA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62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CONSALTER 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0190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2-15000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BT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3-37061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BTR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4699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CRISTOFOLI TOMA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50571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DADDON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8355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FILIPPI X FOGNATUURE (DETTO: GIGI MER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7648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IRONDA (ECO SANITAS)</text:p>
          </table:table-cell>
          <table:table-cell table:style-name="ce2" office:value-type="string" calcext:value-type="string">
            <text:p>PER RIFIUTI CONTENITORI FITOFARMAC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055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IRONDA (ECO SANITAS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4407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MANTOVANELLI MARIO ATTREZZI AGRICOLI</text:p>
          </table:table-cell>
          <table:table-cell table:style-name="ce2" office:value-type="string" calcext:value-type="string">
            <text:p>ISAC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584991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 office:value-type="string" calcext:value-type="string">
            <text:p>PER PAGAMENTI SIG.RA “LAURA”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73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21-49102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 office:value-type="string" calcext:value-type="string">
            <text:p>TITOLARE: 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2155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MAIL PEC</text:p>
          </table:table-cell>
          <table:table-cell table:style-name="ce10" office:value-type="string" calcext:value-type="string">
            <text:p><text:a xlink:href="mailto:ortocapasso@pec.it" xlink:type="simple">ortocapasso@pec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71-0640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HELMUT (PER ORD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GIUSEPPE (PER ORD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38420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7-6315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AUZIO 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362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31207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7-31207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nemafrut.mercato@alice.it" xlink:type="simple">nemafrut.mercato@alic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AURIZIO VENDITORE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maurizio.mantegoli@tin.it" xlink:type="simple">maurizio.mantegoli@t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PEC</text:p>
          </table:table-cell>
          <table:table-cell table:style-name="ce10" office:value-type="string" calcext:value-type="string">
            <text:p><text:a xlink:href="mailto:nemafrutsrl@pec.it" xlink:type="simple">nemafrutsrl@pec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62847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 office:value-type="string" calcext:value-type="string">
            <text:p>POSTEGG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6284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52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7" office:value-type="string" calcext:value-type="string">
            <text:p><text:s/>(FACCIONI TECNICO DI MORATE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5049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TO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316662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JESS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19122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JESSI 2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51-046788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LATONIERE PER CANALI - GIUSEPPE</text:p>
          </table:table-cell>
          <table:table-cell table:style-name="ce8" office:value-type="string" calcext:value-type="string">
            <text:p>CHAMATO GIMMI IL 29/01/2015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856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ALEACOM (BG BERGAMO)</text:p>
          </table:table-cell>
          <table:table-cell table:style-name="ce2" office:value-type="string" calcext:value-type="string">
            <text:p>DITTA SERIA CHE PAGA 60 GG -DATO NUMERO BRESCIA</text:p>
          </table:table-cell>
          <table:table-cell table:style-name="ce2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OMBIN STEFANO (LAVORAVA PER FORNARI?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6391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CILLA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43637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7">
          <table:table-cell table:style-name="ce2" office:value-type="string" calcext:value-type="string">
            <text:p>TONDODONATO CESILIO (CUGINO BIOCCA)</text:p>
          </table:table-cell>
          <table:table-cell table:style-name="ce2" office:value-type="string" calcext:value-type="string">
            <text:p>FINOCCHIO RADICCHIO (NSALATA SU PROGRAMMA) </text:p>
            <text:p>CI HA CHIAMATO LUI NEL 2015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921407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FERRO (PER RADICCHIO ISOLA DELLA SCAL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11893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table:number-columns-repeated="3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 table:number-rows-repeated="30155">
          <table:table-cell table:style-name="ce2" table:number-columns-repeated="3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 table:number-rows-repeated="10166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3:.$D$1128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F180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style:scale-to-X="1" style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10:31:04.34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creation-date>2006-08-22T11:19:42</meta:creation-date>
    <dc:date>2015-03-06T11:45:48.500000000</dc:date>
    <meta:editing-cycles>190</meta:editing-cycles>
    <meta:editing-duration>P1DT10H5M6S</meta:editing-duration>
    <meta:print-date>2015-02-26T15:09:04.140000000</meta:print-date>
    <meta:document-statistic meta:table-count="3" meta:cell-count="6724" meta:object-count="0"/>
    <meta:user-defined meta:name="Info 1"/>
    <meta:user-defined meta:name="Info 2"/>
    <meta:user-defined meta:name="Info 3"/>
    <meta:user-defined meta:name="Info 4"/>
  </office:meta>
</office:document-meta>
</file>